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4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0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1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afd095" fo:border="0.74pt solid #000000"/>
    </style:style>
    <style:style style:name="ce120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2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center" fo:margin-left="0cm"/>
      <style:text-properties fo:color="#c9211e"/>
    </style:style>
    <style:style style:name="ce65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c9211e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5ce" fo:border-left="none" fo:border-right="none" fo:border-top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normal" style:font-weight-asian="normal" style:font-weight-complex="normal"/>
    </style:style>
    <style:style style:name="ce138" style:family="table-cell" style:parent-style-name="Default">
      <style:table-cell-properties fo:background-color="#ffe994"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weight="normal" style:font-weight-asian="normal" style:font-weight-complex="normal"/>
    </style:style>
    <style:style style:name="ce12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7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44" style:family="table-cell" style:parent-style-name="Default">
      <style:table-cell-properties fo:background-color="#ffe994" style:diagonal-bl-tr="none" style:diagonal-tl-br="none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style:vertical-align="top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 usage v3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41"/>
        <table:table-column table:style-name="co5" table:number-columns-repeated="3" table:default-cell-style-name="ce36"/>
        <table:table-column table:style-name="co5" table:default-cell-style-name="ce47"/>
        <table:table-column table:style-name="co4" table:default-cell-style-name="ce41"/>
        <table:table-column table:style-name="co5" table:default-cell-style-name="ce36"/>
        <table:table-column table:style-name="co6" table:number-columns-repeated="2" table:default-cell-style-name="ce111"/>
        <table:table-column table:style-name="co7" table:default-cell-style-name="ce47"/>
        <table:table-column table:style-name="co4" table:default-cell-style-name="ce41"/>
        <table:table-column table:style-name="co8" table:default-cell-style-name="ce118"/>
        <table:table-column table:style-name="co9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splay Mode</text:p>
          </table:table-cell>
          <table:covered-table-cell table:number-columns-repeated="2" table:style-name="ce1"/>
          <table:table-cell table:style-name="ce40"/>
          <table:table-cell table:style-name="ce1" office:value-type="string" calcext:value-type="string" table:number-columns-spanned="4" table:number-rows-spanned="1">
            <text:p>V1</text:p>
          </table:table-cell>
          <table:covered-table-cell table:number-columns-repeated="2" table:style-name="ce1"/>
          <table:covered-table-cell table:style-name="ce40"/>
          <table:table-cell table:style-name="ce40"/>
          <table:table-cell table:style-name="ce1" office:value-type="string" calcext:value-type="string" table:number-columns-spanned="4" table:number-rows-spanned="1">
            <text:p>V3</text:p>
          </table:table-cell>
          <table:covered-table-cell table:number-columns-repeated="2" table:style-name="ce109"/>
          <table:covered-table-cell table:style-name="ce40"/>
          <table:table-cell table:style-name="ce40"/>
          <table:table-cell table:style-name="ce113"/>
          <table:table-cell table:style-name="ce119" table:number-columns-repeated="985"/>
        </table:table-row>
        <table:table-row table:style-name="ro1">
          <table:table-cell table:style-name="ce1" table:number-columns-repeated="3"/>
          <table:table-cell table:style-name="ce40"/>
          <table:table-cell table:style-name="ce1" table:number-columns-repeated="3"/>
          <table:table-cell table:style-name="ce40" table:number-columns-repeated="2"/>
          <table:table-cell table:style-name="ce1" table:number-columns-repeated="3"/>
          <table:table-cell table:style-name="ce40" table:number-columns-repeated="2"/>
          <table:table-cell table:style-name="ce113"/>
          <table:table-cell table:style-name="ce119" table:number-columns-repeated="985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colr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14" office:value-type="string" calcext:value-type="string">
            <text:p>Gain</text:p>
          </table:table-cell>
          <table:table-cell table:style-name="ce119"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0.5" calcext:value-type="float">
            <text:p>50.5</text:p>
          </table:table-cell>
          <table:table-cell table:style-name="ce48" office:value-type="float" office:value="55.3" calcext:value-type="float">
            <text:p>5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29.2" calcext:value-type="float">
            <text:p>29.2</text:p>
          </table:table-cell>
          <table:table-cell table:style-name="ce48" office:value-type="float" office:value="32.2" calcext:value-type="float">
            <text:p>32.2</text:p>
          </table:table-cell>
          <table:table-cell table:number-columns-repeated="2"/>
          <table:table-cell table:style-name="ce115" table:formula="of:=([.G4]-[.L4])/[.G4]" office:value-type="percentage" office:value="0.417721518987342" calcext:value-type="percentage">
            <text:p>41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3.6" calcext:value-type="float">
            <text:p>53.6</text:p>
          </table:table-cell>
          <table:table-cell table:style-name="ce48" office:value-type="float" office:value="59.4" calcext:value-type="float">
            <text:p>59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33.8" calcext:value-type="float">
            <text:p>33.8</text:p>
          </table:table-cell>
          <table:table-cell table:style-name="ce48" office:value-type="float" office:value="38.3" calcext:value-type="float">
            <text:p>38.3</text:p>
          </table:table-cell>
          <table:table-cell table:number-columns-repeated="2"/>
          <table:table-cell table:style-name="ce115" table:formula="of:=([.G5]-[.L5])/[.G5]" office:value-type="percentage" office:value="0.355218855218855" calcext:value-type="percentage">
            <text:p>35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6" calcext:value-type="float">
            <text:p>60.6</text:p>
          </table:table-cell>
          <table:table-cell table:style-name="ce48"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 office:value-type="float" office:value="52.9" calcext:value-type="float">
            <text:p>52.9</text:p>
          </table:table-cell>
          <table:table-cell table:number-columns-repeated="2"/>
          <table:table-cell table:style-name="ce115" table:formula="of:=([.G6]-[.L6])/[.G6]" office:value-type="percentage" office:value="0.206896551724138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4" calcext:value-type="float">
            <text:p>52.4</text:p>
          </table:table-cell>
          <table:table-cell table:style-name="ce48" office:value-type="float" office:value="61.9" calcext:value-type="float">
            <text:p>61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9" calcext:value-type="float">
            <text:p>57.9</text:p>
          </table:table-cell>
          <table:table-cell table:number-columns-repeated="2"/>
          <table:table-cell table:style-name="ce115" table:formula="of:=([.G7]-[.L7])/[.G7]" office:value-type="percentage" office:value="0.0646203554119548" calcext:value-type="percentage">
            <text:p>6.4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1" calcext:value-type="float">
            <text:p>1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9" calcext:value-type="float">
            <text:p>13.9</text:p>
          </table:table-cell>
          <table:table-cell table:number-columns-repeated="2"/>
          <table:table-cell table:style-name="ce115" table:formula="of:=([.G8]-[.L8])/[.G8]" office:value-type="percentage" office:value="-0.0610687022900764" calcext:value-type="percentage">
            <text:p>-6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9.7" calcext:value-type="float">
            <text:p>69.7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6" calcext:value-type="float">
            <text:p>69.6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table:style-name="ce115" table:formula="of:=([.G9]-[.L9])/[.G9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1" calcext:value-type="float">
            <text:p>70.1</text:p>
          </table:table-cell>
          <table:table-cell table:style-name="ce48" office:value-type="float" office:value="77.1" calcext:value-type="float">
            <text:p>77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3" calcext:value-type="float">
            <text:p>70.3</text:p>
          </table:table-cell>
          <table:table-cell table:style-name="ce48" office:value-type="float" office:value="77.4" calcext:value-type="float">
            <text:p>77.4</text:p>
          </table:table-cell>
          <table:table-cell table:number-columns-repeated="2"/>
          <table:table-cell table:style-name="ce115" table:formula="of:=([.G10]-[.L10])/[.G10]" office:value-type="percentage" office:value="-0.00389105058365774" calcext:value-type="percentage">
            <text:p>-0.3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3.3" calcext:value-type="float">
            <text:p>73.3</text:p>
          </table:table-cell>
          <table:table-cell table:style-name="ce48"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3.2" calcext:value-type="float">
            <text:p>73.2</text:p>
          </table:table-cell>
          <table:table-cell table:style-name="ce48" office:value-type="float" office:value="80.3" calcext:value-type="float">
            <text:p>80.3</text:p>
          </table:table-cell>
          <table:table-cell table:number-columns-repeated="2"/>
          <table:table-cell table:style-name="ce115" table:formula="of:=([.G11]-[.L11])/[.G11]" office:value-type="percentage" office:value="0.00248447204968948" calcext:value-type="percentage">
            <text:p>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4.2" calcext:value-type="float">
            <text:p>64.2</text:p>
          </table:table-cell>
          <table:table-cell table:style-name="ce48" office:value-type="float" office:value="70.9" calcext:value-type="float">
            <text:p>70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70.5" calcext:value-type="float">
            <text:p>70.5</text:p>
          </table:table-cell>
          <table:table-cell table:number-columns-repeated="2"/>
          <table:table-cell table:style-name="ce115" table:formula="of:=([.G12]-[.L12])/[.G12]" office:value-type="percentage" office:value="0.00564174894217215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4.7" calcext:value-type="float">
            <text:p>54.7</text:p>
          </table:table-cell>
          <table:table-cell table:style-name="ce48" office:value-type="float" office:value="60.1" calcext:value-type="float">
            <text:p>6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5.5" calcext:value-type="float">
            <text:p>55.5</text:p>
          </table:table-cell>
          <table:table-cell table:style-name="ce48" office:value-type="float" office:value="61.4" calcext:value-type="float">
            <text:p>61.4</text:p>
          </table:table-cell>
          <table:table-cell table:number-columns-repeated="2"/>
          <table:table-cell table:style-name="ce115" table:formula="of:=([.G13]-[.L13])/[.G13]" office:value-type="percentage" office:value="-0.021630615640599" calcext:value-type="percentage">
            <text:p>-2.1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6.8" calcext:value-type="float">
            <text:p>86.8</text:p>
          </table:table-cell>
          <table:table-cell table:style-name="ce48" office:value-type="float" office:value="95.3" calcext:value-type="float">
            <text:p>9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2"/>
          <table:table-cell table:style-name="ce115" table:formula="of:=([.G14]-[.L14])/[.G14]" office:value-type="percentage" office:value="0.202518363064008" calcext:value-type="percentage">
            <text:p>2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90.7" calcext:value-type="float">
            <text:p>90.7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.3" calcext:value-type="float">
            <text:p>76.3</text:p>
          </table:table-cell>
          <table:table-cell table:number-columns-repeated="2"/>
          <table:table-cell table:style-name="ce115" table:formula="of:=([.G15]-[.L15])/[.G15]" office:value-type="percentage" office:value="0.236236236236236" calcext:value-type="percentage">
            <text:p>23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9.4" calcext:value-type="float">
            <text:p>89.4</text:p>
          </table:table-cell>
          <table:table-cell table:style-name="ce48" office:value-type="float" office:value="98.1" calcext:value-type="float">
            <text:p>98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2"/>
          <table:table-cell table:style-name="ce115" table:formula="of:=([.G16]-[.L16])/[.G16]" office:value-type="percentage" office:value="0.199796126401631" calcext:value-type="percentage">
            <text:p>19.9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5.5" calcext:value-type="float">
            <text:p>85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5.9" calcext:value-type="float">
            <text:p>75.9</text:p>
          </table:table-cell>
          <table:table-cell table:style-name="ce48" office:value-type="float" office:value="85.8" calcext:value-type="float">
            <text:p>85.8</text:p>
          </table:table-cell>
          <table:table-cell table:number-columns-repeated="2"/>
          <table:table-cell table:style-name="ce115" table:formula="of:=([.G17]-[.L17])/[.G17]" office:value-type="percentage" office:value="0.0813704496788009" calcext:value-type="percentage">
            <text:p>8.1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7" calcext:value-type="float">
            <text:p>57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8.2" calcext:value-type="float">
            <text:p>48.2</text:p>
          </table:table-cell>
          <table:table-cell table:style-name="ce48" office:value-type="float" office:value="53.1" calcext:value-type="float">
            <text:p>53.1</text:p>
          </table:table-cell>
          <table:table-cell table:number-columns-repeated="2"/>
          <table:table-cell table:style-name="ce115" table:formula="of:=([.G18]-[.L18])/[.G18]" office:value-type="percentage" office:value="0.0797227036395148" calcext:value-type="percentage">
            <text:p>7.9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8.9" calcext:value-type="float">
            <text:p>7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8.5" calcext:value-type="float">
            <text:p>58.5</text:p>
          </table:table-cell>
          <table:table-cell table:style-name="ce48" office:value-type="float" office:value="64.6" calcext:value-type="float">
            <text:p>64.6</text:p>
          </table:table-cell>
          <table:table-cell table:number-columns-repeated="2"/>
          <table:table-cell table:style-name="ce115" table:formula="of:=([.G19]-[.L19])/[.G19]" office:value-type="percentage" office:value="0.181242078580482" calcext:value-type="percentage">
            <text:p>18.1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.3" calcext:value-type="float">
            <text:p>71.3</text:p>
          </table:table-cell>
          <table:table-cell table:style-name="ce48" office:value-type="float" office:value="79.8" calcext:value-type="float">
            <text:p>7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6" calcext:value-type="float">
            <text:p>63.6</text:p>
          </table:table-cell>
          <table:table-cell table:number-columns-repeated="2"/>
          <table:table-cell table:style-name="ce115" table:formula="of:=([.G20]-[.L20])/[.G20]" office:value-type="percentage" office:value="0.203007518796992" calcext:value-type="percentage">
            <text:p>20.3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7.8" calcext:value-type="float">
            <text:p>77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1" calcext:value-type="float">
            <text:p>63.1</text:p>
          </table:table-cell>
          <table:table-cell table:number-columns-repeated="2"/>
          <table:table-cell table:style-name="ce115" table:formula="of:=([.G21]-[.L21])/[.G21]" office:value-type="percentage" office:value="0.188946015424164" calcext:value-type="percentage">
            <text:p>18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7.1" calcext:value-type="float">
            <text:p>67.1</text:p>
          </table:table-cell>
          <table:table-cell table:style-name="ce48" office:value-type="float" office:value="73.9" calcext:value-type="float">
            <text:p>7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9.5" calcext:value-type="float">
            <text:p>59.5</text:p>
          </table:table-cell>
          <table:table-cell table:style-name="ce48" office:value-type="float" office:value="65.3" calcext:value-type="float">
            <text:p>65.3</text:p>
          </table:table-cell>
          <table:table-cell table:number-columns-repeated="2"/>
          <table:table-cell table:style-name="ce115" table:formula="of:=([.G22]-[.L22])/[.G22]" office:value-type="percentage" office:value="0.116373477672531" calcext:value-type="percentage">
            <text:p>11.6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6.4" calcext:value-type="float">
            <text:p>5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5.4" calcext:value-type="float">
            <text:p>45.4</text:p>
          </table:table-cell>
          <table:table-cell table:style-name="ce48" office:value-type="float" office:value="50.3" calcext:value-type="float">
            <text:p>50.3</text:p>
          </table:table-cell>
          <table:table-cell table:number-columns-repeated="2"/>
          <table:table-cell table:style-name="ce115" table:formula="of:=([.G23]-[.L23])/[.G23]" office:value-type="percentage" office:value="0.108156028368794" calcext:value-type="percentage">
            <text:p>10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9.7" calcext:value-type="float">
            <text:p>6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7.5" calcext:value-type="float">
            <text:p>57.5</text:p>
          </table:table-cell>
          <table:table-cell table:number-columns-repeated="2"/>
          <table:table-cell table:style-name="ce115" table:formula="of:=([.G24]-[.L24])/[.G24]" office:value-type="percentage" office:value="0.175035868005739" calcext:value-type="percentage">
            <text:p>17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.9" calcext:value-type="float">
            <text:p>63.9</text:p>
          </table:table-cell>
          <table:table-cell table:style-name="ce48"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7" calcext:value-type="float">
            <text:p>52.7</text:p>
          </table:table-cell>
          <table:table-cell table:style-name="ce48" office:value-type="float" office:value="57.8" calcext:value-type="float">
            <text:p>57.8</text:p>
          </table:table-cell>
          <table:table-cell table:number-columns-repeated="2"/>
          <table:table-cell table:style-name="ce115" table:formula="of:=([.G25]-[.L25])/[.G25]" office:value-type="percentage" office:value="0.17310443490701" calcext:value-type="percentage">
            <text:p>17.3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5" calcext:value-type="float">
            <text:p>60.5</text:p>
          </table:table-cell>
          <table:table-cell table:style-name="ce48" office:value-type="float" office:value="66.3" calcext:value-type="float">
            <text:p>66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2" calcext:value-type="float">
            <text:p>56.2</text:p>
          </table:table-cell>
          <table:table-cell table:number-columns-repeated="2"/>
          <table:table-cell table:style-name="ce115" table:formula="of:=([.G26]-[.L26])/[.G26]" office:value-type="percentage" office:value="0.152337858220211" calcext:value-type="percentage">
            <text:p>15.2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.1" calcext:value-type="float">
            <text:p>65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3" calcext:value-type="float">
            <text:p>56.3</text:p>
          </table:table-cell>
          <table:table-cell table:number-columns-repeated="2"/>
          <table:table-cell table:style-name="ce115" table:formula="of:=([.G27]-[.L27])/[.G27]" office:value-type="percentage" office:value="0.135176651305684" calcext:value-type="percentage">
            <text:p>13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41.7" calcext:value-type="float">
            <text:p>41.7</text:p>
          </table:table-cell>
          <table:table-cell table:style-name="ce48" office:value-type="float" office:value="47.4" calcext:value-type="float">
            <text:p>47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1.3" calcext:value-type="float">
            <text:p>41.3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/>
          <table:table-cell table:style-name="ce115" table:formula="of:=([.G28]-[.L28])/[.G28]" office:value-type="percentage" office:value="0.0295358649789029" calcext:value-type="percentage">
            <text:p>2.95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7.5" calcext:value-type="float">
            <text:p>77.5</text:p>
          </table:table-cell>
          <table:table-cell table:style-name="ce48" office:value-type="float" office:value="81.7" calcext:value-type="float">
            <text:p>81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1.1" calcext:value-type="float">
            <text:p>61.1</text:p>
          </table:table-cell>
          <table:table-cell table:style-name="ce48" office:value-type="float" office:value="64.8" calcext:value-type="float">
            <text:p>64.8</text:p>
          </table:table-cell>
          <table:table-cell table:number-columns-repeated="2"/>
          <table:table-cell table:style-name="ce115" table:formula="of:=([.G30]-[.L30])/[.G30]" office:value-type="percentage" office:value="0.206854345165239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2.8" calcext:value-type="float">
            <text:p>82.8</text:p>
          </table:table-cell>
          <table:table-cell table:style-name="ce48" office:value-type="float" office:value="87.4" calcext:value-type="float">
            <text:p>87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5.2" calcext:value-type="float">
            <text:p>65.2</text:p>
          </table:table-cell>
          <table:table-cell table:style-name="ce48" office:value-type="float" office:value="69.4" calcext:value-type="float">
            <text:p>69.4</text:p>
          </table:table-cell>
          <table:table-cell table:number-columns-repeated="2"/>
          <table:table-cell table:style-name="ce115" table:formula="of:=([.G31]-[.L31])/[.G31]" office:value-type="percentage" office:value="0.205949656750572" calcext:value-type="percentage">
            <text:p>20.5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4.1" calcext:value-type="float">
            <text:p>94.1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3.5" calcext:value-type="float">
            <text:p>73.5</text:p>
          </table:table-cell>
          <table:table-cell table:style-name="ce48" office:value-type="float" office:value="78.2" calcext:value-type="float">
            <text:p>78.2</text:p>
          </table:table-cell>
          <table:table-cell table:number-columns-repeated="2"/>
          <table:table-cell table:style-name="ce115" table:formula="of:=([.G32]-[.L32])/[.G32]" office:value-type="percentage" office:value="0.214859437751004" calcext:value-type="percentage">
            <text:p>21.4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8" calcext:value-type="float">
            <text:p>80.8</text:p>
          </table:table-cell>
          <table:table-cell table:style-name="ce48" office:value-type="float" office:value="85.5" calcext:value-type="float">
            <text:p>85.5</text:p>
          </table:table-cell>
          <table:table-cell table:number-columns-repeated="2"/>
          <table:table-cell table:style-name="ce115" table:formula="of:=([.G33]-[.L33])/[.G33]" office:value-type="percentage" office:value="0.0562913907284768" calcext:value-type="percentage">
            <text:p>5.6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4" calcext:value-type="float">
            <text:p>116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0.2" calcext:value-type="float">
            <text:p>110.2</text:p>
          </table:table-cell>
          <table:table-cell table:style-name="ce48" office:value-type="float" office:value="116.2" calcext:value-type="float">
            <text:p>116.2</text:p>
          </table:table-cell>
          <table:table-cell table:number-columns-repeated="2"/>
          <table:table-cell table:style-name="ce115" table:formula="of:=([.G35]-[.L35])/[.G35]" office:value-type="percentage" office:value="0.00171821305841927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9" calcext:value-type="float">
            <text:p>110.9</text:p>
          </table:table-cell>
          <table:table-cell table:style-name="ce48" office:value-type="float" office:value="117.2" calcext:value-type="float">
            <text:p>117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1.2" calcext:value-type="float">
            <text:p>111.2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2"/>
          <table:table-cell table:style-name="ce115" table:formula="of:=([.G36]-[.L36])/[.G36]" office:value-type="percentage" office:value="0.00170648464163825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37]-[.L37])/[.G37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8" calcext:value-type="float">
            <text:p>107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2" calcext:value-type="float">
            <text:p>107.2</text:p>
          </table:table-cell>
          <table:table-cell table:number-columns-repeated="2"/>
          <table:table-cell table:style-name="ce115" table:formula="of:=([.G38]-[.L38])/[.G38]" office:value-type="percentage" office:value="0.0055658627087198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5.4" calcext:value-type="float">
            <text:p>85.4</text:p>
          </table:table-cell>
          <table:table-cell table:style-name="ce48" office:value-type="float" office:value="89.9" calcext:value-type="float">
            <text:p>89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5.9" calcext:value-type="float">
            <text:p>85.9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table:style-name="ce115" table:formula="of:=([.G39]-[.L39])/[.G39]" office:value-type="percentage" office:value="-0.00778642936596205" calcext:value-type="percentage">
            <text:p>-0.7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7.1" calcext:value-type="float">
            <text:p>137.1</text:p>
          </table:table-cell>
          <table:table-cell table:style-name="ce48" office:value-type="float" office:value="145.9" calcext:value-type="float">
            <text:p>14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5" calcext:value-type="float">
            <text:p>109.5</text:p>
          </table:table-cell>
          <table:table-cell table:style-name="ce48" office:value-type="float" office:value="115.6" calcext:value-type="float">
            <text:p>115.6</text:p>
          </table:table-cell>
          <table:table-cell table:number-columns-repeated="2"/>
          <table:table-cell table:style-name="ce115" table:formula="of:=([.G40]-[.L40])/[.G40]" office:value-type="percentage" office:value="0.207676490747087" calcext:value-type="percentage">
            <text:p>20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3.2" calcext:value-type="float">
            <text:p>143.2</text:p>
          </table:table-cell>
          <table:table-cell table:style-name="ce48" office:value-type="float" office:value="150.5" calcext:value-type="float">
            <text:p>150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6" calcext:value-type="float">
            <text:p>109.6</text:p>
          </table:table-cell>
          <table:table-cell table:style-name="ce48" office:value-type="float" office:value="115.4" calcext:value-type="float">
            <text:p>115.4</text:p>
          </table:table-cell>
          <table:table-cell table:number-columns-repeated="2"/>
          <table:table-cell table:style-name="ce115" table:formula="of:=([.G41]-[.L41])/[.G41]" office:value-type="percentage" office:value="0.233222591362126" calcext:value-type="percentage">
            <text:p>23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0.7" calcext:value-type="float">
            <text:p>140.7</text:p>
          </table:table-cell>
          <table:table-cell table:style-name="ce48" office:value-type="float" office:value="148.2" calcext:value-type="float">
            <text:p>14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8" calcext:value-type="float">
            <text:p>118.8</text:p>
          </table:table-cell>
          <table:table-cell table:number-columns-repeated="2"/>
          <table:table-cell table:style-name="ce115" table:formula="of:=([.G42]-[.L42])/[.G42]" office:value-type="percentage" office:value="0.198380566801619" calcext:value-type="percentage">
            <text:p>19.8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2.2" calcext:value-type="float">
            <text:p>132.2</text:p>
          </table:table-cell>
          <table:table-cell table:style-name="ce48" office:value-type="float" office:value="139.5" calcext:value-type="float">
            <text:p>139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9.8" calcext:value-type="float">
            <text:p>119.8</text:p>
          </table:table-cell>
          <table:table-cell table:style-name="ce48" office:value-type="float" office:value="126.6" calcext:value-type="float">
            <text:p>126.6</text:p>
          </table:table-cell>
          <table:table-cell table:number-columns-repeated="2"/>
          <table:table-cell table:style-name="ce115" table:formula="of:=([.G43]-[.L43])/[.G43]" office:value-type="percentage" office:value="0.0924731182795699" calcext:value-type="percentage">
            <text:p>9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.7" calcext:value-type="float">
            <text:p>81.7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79.1" calcext:value-type="float">
            <text:p>79.1</text:p>
          </table:table-cell>
          <table:table-cell table:number-columns-repeated="2"/>
          <table:table-cell table:style-name="ce115" table:formula="of:=([.G44]-[.L44])/[.G44]" office:value-type="percentage" office:value="0.080232558139535" calcext:value-type="percentage">
            <text:p>8.0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3" calcext:value-type="float">
            <text:p>118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0.6" calcext:value-type="float">
            <text:p>90.6</text:p>
          </table:table-cell>
          <table:table-cell table:style-name="ce48" office:value-type="float" office:value="95.6" calcext:value-type="float">
            <text:p>95.6</text:p>
          </table:table-cell>
          <table:table-cell table:number-columns-repeated="2"/>
          <table:table-cell table:style-name="ce115" table:formula="of:=([.G45]-[.L45])/[.G45]" office:value-type="percentage" office:value="0.191885038038884" calcext:value-type="percentage">
            <text:p>19.1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119.4" calcext:value-type="float">
            <text:p>11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6" calcext:value-type="float">
            <text:p>88.6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2"/>
          <table:table-cell table:style-name="ce115" table:formula="of:=([.G46]-[.L46])/[.G46]" office:value-type="percentage" office:value="0.21356783919598" calcext:value-type="percentage">
            <text:p>21.3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3" calcext:value-type="float">
            <text:p>112.3</text:p>
          </table:table-cell>
          <table:table-cell table:style-name="ce48" office:value-type="float" office:value="118.4" calcext:value-type="float">
            <text:p>118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5" calcext:value-type="float">
            <text:p>88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table:style-name="ce115" table:formula="of:=([.G47]-[.L47])/[.G47]" office:value-type="percentage" office:value="0.211148648648649" calcext:value-type="percentage">
            <text:p>21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6.2" calcext:value-type="float">
            <text:p>106.2</text:p>
          </table:table-cell>
          <table:table-cell table:style-name="ce48" office:value-type="float" office:value="112.1" calcext:value-type="float">
            <text:p>11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2.1" calcext:value-type="float">
            <text:p>92.1</text:p>
          </table:table-cell>
          <table:table-cell table:style-name="ce48" office:value-type="float" office:value="97.9" calcext:value-type="float">
            <text:p>97.9</text:p>
          </table:table-cell>
          <table:table-cell table:number-columns-repeated="2"/>
          <table:table-cell table:style-name="ce115" table:formula="of:=([.G48]-[.L48])/[.G48]" office:value-type="percentage" office:value="0.126672613737734" calcext:value-type="percentage">
            <text:p>12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8.8" calcext:value-type="float">
            <text:p>78.8</text:p>
          </table:table-cell>
          <table:table-cell table:style-name="ce48" office:value-type="float" office:value="83.6" calcext:value-type="float">
            <text:p>83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0.4" calcext:value-type="float">
            <text:p>70.4</text:p>
          </table:table-cell>
          <table:table-cell table:style-name="ce48" office:value-type="float" office:value="74.5" calcext:value-type="float">
            <text:p>74.5</text:p>
          </table:table-cell>
          <table:table-cell table:number-columns-repeated="2"/>
          <table:table-cell table:style-name="ce115" table:formula="of:=([.G49]-[.L49])/[.G49]" office:value-type="percentage" office:value="0.108851674641148" calcext:value-type="percentage">
            <text:p>10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8.1" calcext:value-type="float">
            <text:p>98.1</text:p>
          </table:table-cell>
          <table:table-cell table:style-name="ce48" office:value-type="float" office:value="107.3" calcext:value-type="float">
            <text:p>107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7" calcext:value-type="float">
            <text:p>80.7</text:p>
          </table:table-cell>
          <table:table-cell table:style-name="ce48" office:value-type="float" office:value="85.6" calcext:value-type="float">
            <text:p>85.6</text:p>
          </table:table-cell>
          <table:table-cell table:number-columns-repeated="2"/>
          <table:table-cell table:style-name="ce115" table:formula="of:=([.G50]-[.L50])/[.G50]" office:value-type="percentage" office:value="0.202236719478099" calcext:value-type="percentage">
            <text:p>2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9.9" calcext:value-type="float">
            <text:p>99.9</text:p>
          </table:table-cell>
          <table:table-cell table:style-name="ce48" office:value-type="float" office:value="111.1" calcext:value-type="float">
            <text:p>111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1.4" calcext:value-type="float">
            <text:p>81.4</text:p>
          </table:table-cell>
          <table:table-cell table:style-name="ce48" office:value-type="float" office:value="86.2" calcext:value-type="float">
            <text:p>86.2</text:p>
          </table:table-cell>
          <table:table-cell table:number-columns-repeated="2"/>
          <table:table-cell table:style-name="ce115" table:formula="of:=([.G51]-[.L51])/[.G51]" office:value-type="percentage" office:value="0.224122412241224" calcext:value-type="percentage">
            <text:p>22.4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9" calcext:value-type="float">
            <text:p>83.9</text:p>
          </table:table-cell>
          <table:table-cell table:number-columns-repeated="2"/>
          <table:table-cell table:style-name="ce115" table:formula="of:=([.G52]-[.L52])/[.G52]" office:value-type="percentage" office:value="0.161" calcext:value-type="percentage">
            <text:p>16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1.5" calcext:value-type="float">
            <text:p>91.5</text:p>
          </table:table-cell>
          <table:table-cell table:style-name="ce48" office:value-type="float" office:value="96.4" calcext:value-type="float">
            <text:p>9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7" calcext:value-type="float">
            <text:p>83.7</text:p>
          </table:table-cell>
          <table:table-cell table:number-columns-repeated="2"/>
          <table:table-cell table:style-name="ce115" table:formula="of:=([.G53]-[.L53])/[.G53]" office:value-type="percentage" office:value="0.131742738589212" calcext:value-type="percentage">
            <text:p>13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68.1" calcext:value-type="float">
            <text:p>68.1</text:p>
          </table:table-cell>
          <table:table-cell table:style-name="ce48"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7.7" calcext:value-type="float">
            <text:p>67.7</text:p>
          </table:table-cell>
          <table:table-cell table:style-name="ce48" office:value-type="float" office:value="71.2" calcext:value-type="float">
            <text:p>71.2</text:p>
          </table:table-cell>
          <table:table-cell table:number-columns-repeated="2"/>
          <table:table-cell table:style-name="ce115" table:formula="of:=([.G54]-[.L54])/[.G54]" office:value-type="percentage" office:value="0.0138504155124654" calcext:value-type="percentage">
            <text:p>1.39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21.6" calcext:value-type="float">
            <text:p>121.6</text:p>
          </table:table-cell>
          <table:table-cell table:style-name="ce48" office:value-type="float" office:value="128.3" calcext:value-type="float">
            <text:p>12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0.1" calcext:value-type="float">
            <text:p>90.1</text:p>
          </table:table-cell>
          <table:table-cell table:style-name="ce48" office:value-type="float" office:value="95.8" calcext:value-type="float">
            <text:p>95.8</text:p>
          </table:table-cell>
          <table:table-cell table:number-columns-repeated="2"/>
          <table:table-cell table:style-name="ce115" table:formula="of:=([.G56]-[.L56])/[.G56]" office:value-type="percentage" office:value="0.253312548713952" calcext:value-type="percentage">
            <text:p>25.3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37.7" calcext:value-type="float">
            <text:p>13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105" calcext:value-type="float">
            <text:p>105</text:p>
          </table:table-cell>
          <table:table-cell table:number-columns-repeated="2"/>
          <table:table-cell table:style-name="ce115" table:formula="of:=([.G57]-[.L57])/[.G57]" office:value-type="percentage" office:value="0.237472766884532" calcext:value-type="percentage">
            <text:p>23.7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8.5" calcext:value-type="float">
            <text:p>148.5</text:p>
          </table:table-cell>
          <table:table-cell table:style-name="ce48" office:value-type="float" office:value="156.3" calcext:value-type="float">
            <text:p>156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5.3" calcext:value-type="float">
            <text:p>115.3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58]-[.L58])/[.G58]" office:value-type="percentage" office:value="0.220089571337172" calcext:value-type="percentage">
            <text:p>22.0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4.1" calcext:value-type="float">
            <text:p>134.1</text:p>
          </table:table-cell>
          <table:table-cell table:number-columns-repeated="2"/>
          <table:table-cell table:style-name="ce115" table:formula="of:=([.G59]-[.L59])/[.G59]" office:value-type="percentage" office:value="0.0352517985611511" calcext:value-type="percentage">
            <text:p>3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0.7" calcext:value-type="float">
            <text:p>170.7</text:p>
          </table:table-cell>
          <table:table-cell table:style-name="ce48" office:value-type="float" office:value="179.9" calcext:value-type="float">
            <text:p>179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8" calcext:value-type="float">
            <text:p>170.8</text:p>
          </table:table-cell>
          <table:table-cell table:style-name="ce48" office:value-type="float" office:value="180.3" calcext:value-type="float">
            <text:p>180.3</text:p>
          </table:table-cell>
          <table:table-cell table:number-columns-repeated="2"/>
          <table:table-cell table:style-name="ce115" table:formula="of:=([.G61]-[.L61])/[.G61]" office:value-type="percentage" office:value="-0.0022234574763758" calcext:value-type="percentage">
            <text:p>-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1.8" calcext:value-type="float">
            <text:p>171.8</text:p>
          </table:table-cell>
          <table:table-cell table:style-name="ce48" office:value-type="float" office:value="181.8" calcext:value-type="float">
            <text:p>181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2.4" calcext:value-type="float">
            <text:p>172.4</text:p>
          </table:table-cell>
          <table:table-cell table:style-name="ce48" office:value-type="float" office:value="181.6" calcext:value-type="float">
            <text:p>181.6</text:p>
          </table:table-cell>
          <table:table-cell table:number-columns-repeated="2"/>
          <table:table-cell table:style-name="ce115" table:formula="of:=([.G62]-[.L62])/[.G62]" office:value-type="percentage" office:value="0.00110011001100119" calcext:value-type="percentage">
            <text:p>0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9.8" calcext:value-type="float">
            <text:p>179.8</text:p>
          </table:table-cell>
          <table:table-cell table:style-name="ce48" office:value-type="float" office:value="190.1" calcext:value-type="float">
            <text:p>190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9.9" calcext:value-type="float">
            <text:p>179.9</text:p>
          </table:table-cell>
          <table:table-cell table:style-name="ce48" office:value-type="float" office:value="189.5" calcext:value-type="float">
            <text:p>189.5</text:p>
          </table:table-cell>
          <table:table-cell table:number-columns-repeated="2"/>
          <table:table-cell table:style-name="ce115" table:formula="of:=([.G63]-[.L63])/[.G63]" office:value-type="percentage" office:value="0.0031562335612835" calcext:value-type="percentage">
            <text:p>0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56.8" calcext:value-type="float">
            <text:p>156.8</text:p>
          </table:table-cell>
          <table:table-cell table:style-name="ce48" office:value-type="float" office:value="166.1" calcext:value-type="float">
            <text:p>16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56.7" calcext:value-type="float">
            <text:p>156.7</text:p>
          </table:table-cell>
          <table:table-cell table:style-name="ce48" office:value-type="float" office:value="166" calcext:value-type="float">
            <text:p>166</text:p>
          </table:table-cell>
          <table:table-cell table:number-columns-repeated="2"/>
          <table:table-cell table:style-name="ce115" table:formula="of:=([.G64]-[.L64])/[.G64]" office:value-type="percentage" office:value="0.00060204695966282" calcext:value-type="percentage">
            <text:p>0.0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34.1" calcext:value-type="float">
            <text:p>134.1</text:p>
          </table:table-cell>
          <table:table-cell table:style-name="ce48" office:value-type="float" office:value="141.7" calcext:value-type="float">
            <text:p>141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5.1" calcext:value-type="float">
            <text:p>135.1</text:p>
          </table:table-cell>
          <table:table-cell table:style-name="ce48" office:value-type="float" office:value="143.3" calcext:value-type="float">
            <text:p>143.3</text:p>
          </table:table-cell>
          <table:table-cell table:number-columns-repeated="2"/>
          <table:table-cell table:style-name="ce115" table:formula="of:=([.G65]-[.L65])/[.G65]" office:value-type="percentage" office:value="-0.0112914608327454" calcext:value-type="percentage">
            <text:p>-1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0.4" calcext:value-type="float">
            <text:p>210.4</text:p>
          </table:table-cell>
          <table:table-cell table:style-name="ce48" office:value-type="float" office:value="221.3" calcext:value-type="float">
            <text:p>221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3" calcext:value-type="float">
            <text:p>170.3</text:p>
          </table:table-cell>
          <table:table-cell table:style-name="ce48" office:value-type="float" office:value="179" calcext:value-type="float">
            <text:p>179</text:p>
          </table:table-cell>
          <table:table-cell table:number-columns-repeated="2"/>
          <table:table-cell table:style-name="ce115" table:formula="of:=([.G66]-[.L66])/[.G66]" office:value-type="percentage" office:value="0.191143244464528" calcext:value-type="percentage">
            <text:p>19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232.8" calcext:value-type="float">
            <text:p>232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4" calcext:value-type="float">
            <text:p>170.4</text:p>
          </table:table-cell>
          <table:table-cell table:style-name="ce48" office:value-type="float" office:value="179.8" calcext:value-type="float">
            <text:p>179.8</text:p>
          </table:table-cell>
          <table:table-cell table:number-columns-repeated="2"/>
          <table:table-cell table:style-name="ce115" table:formula="of:=([.G67]-[.L67])/[.G67]" office:value-type="percentage" office:value="0.22766323024055" calcext:value-type="percentage">
            <text:p>22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8.7" calcext:value-type="float">
            <text:p>218.7</text:p>
          </table:table-cell>
          <table:table-cell table:style-name="ce48" office:value-type="float" office:value="230" calcext:value-type="float">
            <text:p>23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4.6" calcext:value-type="float">
            <text:p>174.6</text:p>
          </table:table-cell>
          <table:table-cell table:style-name="ce48" office:value-type="float" office:value="184.9" calcext:value-type="float">
            <text:p>184.9</text:p>
          </table:table-cell>
          <table:table-cell table:number-columns-repeated="2"/>
          <table:table-cell table:style-name="ce115" table:formula="of:=([.G68]-[.L68])/[.G68]" office:value-type="percentage" office:value="0.196086956521739" calcext:value-type="percentage">
            <text:p>19.6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06.4" calcext:value-type="float">
            <text:p>206.4</text:p>
          </table:table-cell>
          <table:table-cell table:style-name="ce48" office:value-type="float" office:value="218.4" calcext:value-type="float">
            <text:p>218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97.4" calcext:value-type="float">
            <text:p>197.4</text:p>
          </table:table-cell>
          <table:table-cell table:number-columns-repeated="2"/>
          <table:table-cell table:style-name="ce115" table:formula="of:=([.G69]-[.L69])/[.G69]" office:value-type="percentage" office:value="0.0961538461538462" calcext:value-type="percentage">
            <text:p>9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7.4" calcext:value-type="float">
            <text:p>117.4</text:p>
          </table:table-cell>
          <table:table-cell table:style-name="ce48" office:value-type="float" office:value="123.5" calcext:value-type="float">
            <text:p>123.5</text:p>
          </table:table-cell>
          <table:table-cell table:number-columns-repeated="2"/>
          <table:table-cell table:style-name="ce115" table:formula="of:=([.G70]-[.L70])/[.G70]" office:value-type="percentage" office:value="0.0885608856088561" calcext:value-type="percentage">
            <text:p>8.8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4.1" calcext:value-type="float">
            <text:p>18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2.4" calcext:value-type="float">
            <text:p>142.4</text:p>
          </table:table-cell>
          <table:table-cell table:style-name="ce48" office:value-type="float" office:value="151.2" calcext:value-type="float">
            <text:p>151.2</text:p>
          </table:table-cell>
          <table:table-cell table:number-columns-repeated="2"/>
          <table:table-cell table:style-name="ce115" table:formula="of:=([.G71]-[.L71])/[.G71]" office:value-type="percentage" office:value="0.178707224334601" calcext:value-type="percentage">
            <text:p>17.8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8" calcext:value-type="float">
            <text:p>174.8</text:p>
          </table:table-cell>
          <table:table-cell table:style-name="ce48" office:value-type="float" office:value="184.8" calcext:value-type="float">
            <text:p>18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6" calcext:value-type="float">
            <text:p>147.6</text:p>
          </table:table-cell>
          <table:table-cell table:number-columns-repeated="2"/>
          <table:table-cell table:style-name="ce115" table:formula="of:=([.G72]-[.L72])/[.G72]" office:value-type="percentage" office:value="0.201298701298701" calcext:value-type="percentage">
            <text:p>20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3.6" calcext:value-type="float">
            <text:p>183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5" calcext:value-type="float">
            <text:p>147.5</text:p>
          </table:table-cell>
          <table:table-cell table:number-columns-repeated="2"/>
          <table:table-cell table:style-name="ce115" table:formula="of:=([.G73]-[.L73])/[.G73]" office:value-type="percentage" office:value="0.196623093681917" calcext:value-type="percentage">
            <text:p>19.6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65.1" calcext:value-type="float">
            <text:p>165.1</text:p>
          </table:table-cell>
          <table:table-cell table:style-name="ce48" office:value-type="float" office:value="178" calcext:value-type="float">
            <text:p>17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5.5" calcext:value-type="float">
            <text:p>145.5</text:p>
          </table:table-cell>
          <table:table-cell table:style-name="ce48" office:value-type="float" office:value="153.4" calcext:value-type="float">
            <text:p>153.4</text:p>
          </table:table-cell>
          <table:table-cell table:number-columns-repeated="2"/>
          <table:table-cell table:style-name="ce115" table:formula="of:=([.G74]-[.L74])/[.G74]" office:value-type="percentage" office:value="0.138202247191011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3.8" calcext:value-type="float">
            <text:p>123.8</text:p>
          </table:table-cell>
          <table:table-cell table:style-name="ce48" office:value-type="float" office:value="131.2" calcext:value-type="float">
            <text:p>131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1" calcext:value-type="float">
            <text:p>116.1</text:p>
          </table:table-cell>
          <table:table-cell table:number-columns-repeated="2"/>
          <table:table-cell table:style-name="ce115" table:formula="of:=([.G75]-[.L75])/[.G75]" office:value-type="percentage" office:value="0.115091463414634" calcext:value-type="percentage">
            <text:p>11.5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3.8" calcext:value-type="float">
            <text:p>153.8</text:p>
          </table:table-cell>
          <table:table-cell table:style-name="ce48" office:value-type="float" office:value="163" calcext:value-type="float">
            <text:p>1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3.5" calcext:value-type="float">
            <text:p>133.5</text:p>
          </table:table-cell>
          <table:table-cell table:number-columns-repeated="2"/>
          <table:table-cell table:style-name="ce115" table:formula="of:=([.G76]-[.L76])/[.G76]" office:value-type="percentage" office:value="0.180981595092025" calcext:value-type="percentage">
            <text:p>18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5.8" calcext:value-type="float">
            <text:p>155.8</text:p>
          </table:table-cell>
          <table:table-cell table:style-name="ce48" office:value-type="float" office:value="165.2" calcext:value-type="float">
            <text:p>165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6" calcext:value-type="float">
            <text:p>135.6</text:p>
          </table:table-cell>
          <table:table-cell table:number-columns-repeated="2"/>
          <table:table-cell table:style-name="ce115" table:formula="of:=([.G77]-[.L77])/[.G77]" office:value-type="percentage" office:value="0.179176755447942" calcext:value-type="percentage">
            <text:p>17.9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7.5" calcext:value-type="float">
            <text:p>147.5</text:p>
          </table:table-cell>
          <table:table-cell table:style-name="ce48" office:value-type="float" office:value="155.8" calcext:value-type="float">
            <text:p>155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6" calcext:value-type="float">
            <text:p>131.6</text:p>
          </table:table-cell>
          <table:table-cell table:number-columns-repeated="2"/>
          <table:table-cell table:style-name="ce115" table:formula="of:=([.G78]-[.L78])/[.G78]" office:value-type="percentage" office:value="0.155327342747112" calcext:value-type="percentage">
            <text:p>15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4.3" calcext:value-type="float">
            <text:p>144.3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8" calcext:value-type="float">
            <text:p>131.8</text:p>
          </table:table-cell>
          <table:table-cell table:number-columns-repeated="2"/>
          <table:table-cell table:style-name="ce115" table:formula="of:=([.G79]-[.L79])/[.G79]" office:value-type="percentage" office:value="0.132894736842105" calcext:value-type="percentage">
            <text:p>13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06.1" calcext:value-type="float">
            <text:p>106.1</text:p>
          </table:table-cell>
          <table:table-cell table:style-name="ce48" office:value-type="float" office:value="112" calcext:value-type="float">
            <text:p>1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05.9" calcext:value-type="float">
            <text:p>105.9</text:p>
          </table:table-cell>
          <table:table-cell table:style-name="ce48" office:value-type="float" office:value="111.3" calcext:value-type="float">
            <text:p>111.3</text:p>
          </table:table-cell>
          <table:table-cell table:number-columns-repeated="2"/>
          <table:table-cell table:style-name="ce115" table:formula="of:=([.G80]-[.L80])/[.G80]" office:value-type="percentage" office:value="0.00625000000000003" calcext:value-type="percentage">
            <text:p>0.63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640*48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59" office:value-type="float" office:value="158.5" calcext:value-type="float">
            <text:p>158.5</text:p>
          </table:table-cell>
          <table:table-cell table:style-name="ce59" office:value-type="float" office:value="174.6" calcext:value-type="float">
            <text:p>174.6</text:p>
          </table:table-cell>
          <table:table-cell/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48" office:value-type="float" office:value="119.1" calcext:value-type="float">
            <text:p>119.1</text:p>
          </table:table-cell>
          <table:table-cell table:style-name="ce48" office:value-type="float" office:value="130.1" calcext:value-type="float">
            <text:p>130.1</text:p>
          </table:table-cell>
          <table:table-cell table:style-name="ce112"/>
          <table:table-cell table:style-name="ce44"/>
          <table:table-cell table:style-name="ce115" table:formula="of:=([.G82]-[.L82])/[.G82]" office:value-type="percentage" office:value="0.254868270332188" calcext:value-type="percentage">
            <text:p>25.49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73.4" calcext:value-type="float">
            <text:p>173.4</text:p>
          </table:table-cell>
          <table:table-cell table:style-name="ce63" office:value-type="float" office:value="189.7" calcext:value-type="float">
            <text:p>18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8" office:value-type="float" office:value="124.9" calcext:value-type="float">
            <text:p>124.9</text:p>
          </table:table-cell>
          <table:table-cell table:style-name="ce48" office:value-type="float" office:value="137.4" calcext:value-type="float">
            <text:p>137.4</text:p>
          </table:table-cell>
          <table:table-cell table:number-columns-repeated="2"/>
          <table:table-cell table:style-name="ce115" table:formula="of:=([.G83]-[.L83])/[.G83]" office:value-type="percentage" office:value="0.275698471270427" calcext:value-type="percentage">
            <text:p>27.5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9" calcext:value-type="float">
            <text:p>199.9</text:p>
          </table:table-cell>
          <table:table-cell table:style-name="ce63" office:value-type="float" office:value="221.9" calcext:value-type="float">
            <text:p>221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49.1" calcext:value-type="float">
            <text:p>149.1</text:p>
          </table:table-cell>
          <table:table-cell table:style-name="ce48" office:value-type="float" office:value="164.6" calcext:value-type="float">
            <text:p>164.6</text:p>
          </table:table-cell>
          <table:table-cell table:number-columns-repeated="2"/>
          <table:table-cell table:style-name="ce115" table:formula="of:=([.G84]-[.L84])/[.G84]" office:value-type="percentage" office:value="0.258224425416854" calcext:value-type="percentage">
            <text:p>25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77.6" calcext:value-type="float">
            <text:p>177.6</text:p>
          </table:table-cell>
          <table:table-cell table:style-name="ce63" office:value-type="float" office:value="194.1" calcext:value-type="float">
            <text:p>194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79.6" calcext:value-type="float">
            <text:p>179.6</text:p>
          </table:table-cell>
          <table:table-cell table:style-name="ce48" office:value-type="float" office:value="197.1" calcext:value-type="float">
            <text:p>197.1</text:p>
          </table:table-cell>
          <table:table-cell table:number-columns-repeated="2"/>
          <table:table-cell table:style-name="ce115" table:formula="of:=([.G91]-[.L91])/[.G91]" office:value-type="percentage" office:value="-0.0154559505409583" calcext:value-type="percentage">
            <text:p>-1.5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8" calcext:value-type="float">
            <text:p>231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2" calcext:value-type="float">
            <text:p>232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9" calcext:value-type="float">
            <text:p>231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5" calcext:value-type="float">
            <text:p>231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" calcext:value-type="float">
            <text:p>23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69.2" calcext:value-type="float">
            <text:p>169.2</text:p>
          </table:table-cell>
          <table:table-cell table:style-name="ce63"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52.5" calcext:value-type="float">
            <text:p>152.5</text:p>
          </table:table-cell>
          <table:table-cell table:style-name="ce48" office:value-type="float" office:value="167.2" calcext:value-type="float">
            <text:p>167.2</text:p>
          </table:table-cell>
          <table:table-cell table:number-columns-repeated="2"/>
          <table:table-cell table:style-name="ce115" table:formula="of:=([.G96]-[.L96])/[.G96]" office:value-type="percentage" office:value="0.0967044840626689" calcext:value-type="percentage">
            <text:p>9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2.6" calcext:value-type="float">
            <text:p>192.6</text:p>
          </table:table-cell>
          <table:table-cell table:style-name="ce48" office:value-type="float" office:value="210.9" calcext:value-type="float">
            <text:p>210.9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4" calcext:value-type="float">
            <text:p>205.4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2" calcext:value-type="float">
            <text:p>205.2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9.4" calcext:value-type="float">
            <text:p>199.4</text:p>
          </table:table-cell>
          <table:table-cell table:style-name="ce48" office:value-type="float" office:value="218.5" calcext:value-type="float">
            <text:p>218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63.2" calcext:value-type="float">
            <text:p>163.2</text:p>
          </table:table-cell>
          <table:table-cell table:style-name="ce63" office:value-type="float" office:value="179.4" calcext:value-type="float">
            <text:p>179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40.6" calcext:value-type="float">
            <text:p>140.6</text:p>
          </table:table-cell>
          <table:table-cell table:style-name="ce48" office:value-type="float" office:value="154.6" calcext:value-type="float">
            <text:p>154.6</text:p>
          </table:table-cell>
          <table:table-cell table:number-columns-repeated="2"/>
          <table:table-cell table:style-name="ce115" table:formula="of:=([.G101]-[.L101])/[.G101]" office:value-type="percentage" office:value="0.138238573021182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5.9" calcext:value-type="float">
            <text:p>165.9</text:p>
          </table:table-cell>
          <table:table-cell table:style-name="ce48" office:value-type="float" office:value="182.5" calcext:value-type="float">
            <text:p>182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9.1" calcext:value-type="float">
            <text:p>169.1</text:p>
          </table:table-cell>
          <table:table-cell table:style-name="ce48" office:value-type="float" office:value="184.6" calcext:value-type="float">
            <text:p>184.6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5" calcext:value-type="float">
            <text:p>199.5</text:p>
          </table:table-cell>
          <table:table-cell table:style-name="ce63" office:value-type="float" office:value="218.9" calcext:value-type="float">
            <text:p>218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5" calcext:value-type="float">
            <text:p>179.5</text:p>
          </table:table-cell>
          <table:table-cell table:number-columns-repeated="2"/>
          <table:table-cell table:style-name="ce115" table:formula="of:=([.G104]-[.L104])/[.G104]" office:value-type="percentage" office:value="0.179990863407949" calcext:value-type="percentage">
            <text:p>18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4.3" calcext:value-type="float">
            <text:p>194.3</text:p>
          </table:table-cell>
          <table:table-cell table:style-name="ce63" office:value-type="float" office:value="212.3" calcext:value-type="float">
            <text:p>212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4" calcext:value-type="float">
            <text:p>179.4</text:p>
          </table:table-cell>
          <table:table-cell table:number-columns-repeated="2"/>
          <table:table-cell table:style-name="ce115" table:formula="of:=([.G105]-[.L105])/[.G105]" office:value-type="percentage" office:value="0.154969382948658" calcext:value-type="percentage">
            <text:p>15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35.4" calcext:value-type="float">
            <text:p>135.4</text:p>
          </table:table-cell>
          <table:table-cell table:style-name="ce63" office:value-type="float" office:value="148" calcext:value-type="float">
            <text:p>14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34.3" calcext:value-type="float">
            <text:p>134.3</text:p>
          </table:table-cell>
          <table:table-cell table:style-name="ce48" office:value-type="float" office:value="147" calcext:value-type="float">
            <text:p>147</text:p>
          </table:table-cell>
          <table:table-cell table:number-columns-repeated="2"/>
          <table:table-cell table:style-name="ce115" table:formula="of:=([.G106]-[.L106])/[.G106]" office:value-type="percentage" office:value="0.00675675675675676" calcext:value-type="percentage">
            <text:p>0.68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800*60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73" office:value-type="float" office:value="267.8" calcext:value-type="float">
            <text:p>267.8</text:p>
          </table:table-cell>
          <table:table-cell table:style-name="ce73"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63" office:value-type="float" office:value="181.3" calcext:value-type="float">
            <text:p>181.3</text:p>
          </table:table-cell>
          <table:table-cell table:style-name="ce63" office:value-type="float" office:value="192.2" calcext:value-type="float">
            <text:p>192.2</text:p>
          </table:table-cell>
          <table:table-cell table:style-name="ce112"/>
          <table:table-cell table:style-name="ce44"/>
          <table:table-cell table:style-name="ce115" table:formula="of:=([.G108]-[.L108])/[.G108]" office:value-type="percentage" office:value="0.313571428571429" calcext:value-type="percentage">
            <text:p>31.36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197.7" calcext:value-type="float">
            <text:p>197.7</text:p>
          </table:table-cell>
          <table:table-cell table:style-name="ce63" office:value-type="float" office:value="209.2" calcext:value-type="float">
            <text:p>209.2</text:p>
          </table:table-cell>
          <table:table-cell table:number-columns-repeated="2"/>
          <table:table-cell table:style-name="ce115" table:formula="of:=([.G109]-[.L109])/[.G109]" office:value-type="percentage" office:value="0.252857142857143" calcext:value-type="percentage">
            <text:p>25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6" calcext:value-type="float">
            <text:p>269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5" calcext:value-type="float">
            <text:p>270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4" calcext:value-type="float">
            <text:p>270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7" calcext:value-type="float">
            <text:p>270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1" calcext:value-type="float">
            <text:p>270.1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7" calcext:value-type="float">
            <text:p>269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37.2" calcext:value-type="float">
            <text:p>237.2</text:p>
          </table:table-cell>
          <table:table-cell table:style-name="ce63" office:value-type="float" office:value="268" calcext:value-type="float">
            <text:p>268</text:p>
          </table:table-cell>
          <table:table-cell table:number-columns-repeated="2"/>
          <table:table-cell table:style-name="ce115" table:formula="of:=([.G122]-[.L122])/[.G122]" office:value-type="percentage" office:value="0.0428571428571429" calcext:value-type="percentage">
            <text:p>4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9" calcext:value-type="float">
            <text:p>269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8" calcext:value-type="float">
            <text:p>268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20.8" calcext:value-type="float">
            <text:p>220.8</text:p>
          </table:table-cell>
          <table:table-cell table:style-name="ce63" office:value-type="float" office:value="231.6" calcext:value-type="float">
            <text:p>231.6</text:p>
          </table:table-cell>
          <table:table-cell table:number-columns-repeated="2"/>
          <table:table-cell table:style-name="ce115" table:formula="of:=([.G127]-[.L127])/[.G127]" office:value-type="percentage" office:value="0.172857142857143" calcext:value-type="percentage">
            <text:p>17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09.2" calcext:value-type="float">
            <text:p>209.2</text:p>
          </table:table-cell>
          <table:table-cell table:style-name="ce63" office:value-type="float" office:value="219.9" calcext:value-type="float">
            <text:p>219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63" office:value-type="float" office:value="206.9" calcext:value-type="float">
            <text:p>206.9</text:p>
          </table:table-cell>
          <table:table-cell table:style-name="ce63" office:value-type="float" office:value="217.7" calcext:value-type="float">
            <text:p>217.7</text:p>
          </table:table-cell>
          <table:table-cell table:number-columns-repeated="2"/>
          <table:table-cell table:style-name="ce115" table:formula="of:=([.G132]-[.L132])/[.G132]" office:value-type="percentage" office:value="0.0100045475216008" calcext:value-type="percentage">
            <text:p>1.00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1024*768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73" office:value-type="float" office:value="249" calcext:value-type="float">
            <text:p>249</text:p>
          </table:table-cell>
          <table:table-cell table:style-name="ce73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table:style-name="ce112" office:value-type="float" office:value="761" calcext:value-type="float">
            <text:p>761</text:p>
          </table:table-cell>
          <table:table-cell table:style-name="ce44"/>
          <table:table-cell table:style-name="ce117"/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9" calcext:value-type="float">
            <text:p>250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3" calcext:value-type="float">
            <text:p>251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9" calcext:value-type="float">
            <text:p>251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7" calcext:value-type="float">
            <text:p>250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" calcext:value-type="float">
            <text:p>25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5" calcext:value-type="float">
            <text:p>252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1" calcext:value-type="float">
            <text:p>252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" calcext:value-type="float">
            <text:p>25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2" calcext:value-type="float">
            <text:p>250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9" calcext:value-type="float">
            <text:p>249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1" calcext:value-type="float">
            <text:p>249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 table:number-rows-repeated="104841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heet2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5" table:default-cell-style-name="ce36"/>
        <table:table-column table:style-name="co13" table:default-cell-style-name="ce48"/>
        <table:table-column table:style-name="co14" table:default-cell-style-name="ce48"/>
        <table:table-column table:style-name="co14" table:default-cell-style-name="ce36"/>
        <table:table-column table:style-name="co4" table:default-cell-style-name="ce128"/>
        <table:table-column table:style-name="co9" table:number-columns-repeated="1016" table:default-cell-style-name="ce3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42.2" calcext:value-type="float">
            <text:p>4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9" calcext:value-type="float">
            <text:p>7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56.9" calcext:value-type="float">
            <text:p>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56.3" calcext:value-type="float">
            <text:p>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61.4" calcext:value-type="float">
            <text:p>6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61.1" calcext:value-type="float">
            <text:p>61.1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65.3" calcext:value-type="float">
            <text:p>65.3</text:p>
          </table:table-cell>
          <table:table-cell office:value-type="float" office:value="70.1" calcext:value-type="float">
            <text:p>7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60" calcext:value-type="float">
            <text:p>160</text:p>
          </table:table-cell>
          <table:table-cell office:value-type="float" office:value="109.6" calcext:value-type="float">
            <text:p>109.6</text:p>
          </table:table-cell>
          <table:table-cell office:value-type="float" office:value="115.6" calcext:value-type="float">
            <text:p>11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9.3" calcext:value-type="float">
            <text:p>1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9.8" calcext:value-type="float">
            <text:p>119.8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90.6" calcext:value-type="float">
            <text:p>90.6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8.6" calcext:value-type="float">
            <text:p>88.6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80.5" calcext:value-type="float">
            <text:p>80.5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1.8" calcext:value-type="float">
            <text:p>81.8</text:p>
          </table:table-cell>
          <table:table-cell office:value-type="float" office:value="86.2" calcext:value-type="float">
            <text:p>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7" calcext:value-type="float">
            <text:p>8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4" calcext:value-type="float">
            <text:p>67.4</text:p>
          </table:table-cell>
          <table:table-cell office:value-type="float" office:value="71.3" calcext:value-type="float">
            <text:p>7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6.6" calcext:value-type="float">
            <text:p>86.6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6.1" calcext:value-type="float">
            <text:p>76.1</text:p>
          </table:table-cell>
          <table:table-cell office:value-type="float" office:value="80.4" calcext:value-type="float">
            <text:p>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2.7" calcext:value-type="float">
            <text:p>112.7</text:p>
          </table:table-cell>
          <table:table-cell office:value-type="float" office:value="119.1" calcext:value-type="float">
            <text:p>11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7" calcext:value-type="float">
            <text:p>88.7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8" calcext:value-type="float">
            <text:p>67.8</text:p>
          </table:table-cell>
          <table:table-cell office:value-type="float" office:value="71.7" calcext:value-type="float">
            <text:p>7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30" calcext:value-type="float">
            <text:p>130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30" calcext:value-type="float">
            <text:p>130</text:p>
          </table:table-cell>
          <table:table-cell office:value-type="float" office:value="97.2" calcext:value-type="float">
            <text:p>97.2</text:p>
          </table:table-cell>
          <table:table-cell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15.4" calcext:value-type="float">
            <text:p>115.4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5.4" calcext:value-type="float">
            <text:p>1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3.1" calcext:value-type="float">
            <text:p>14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169.1" calcext:value-type="float">
            <text:p>169.1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170.4" calcext:value-type="float">
            <text:p>170.4</text:p>
          </table:table-cell>
          <table:table-cell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87.1" calcext:value-type="float">
            <text:p>187.1</text:p>
          </table:table-cell>
          <table:table-cell office:value-type="float" office:value="198.1" calcext:value-type="float">
            <text:p>1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7.5" calcext:value-type="float">
            <text:p>117.5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42.5" calcext:value-type="float">
            <text:p>142.5</text:p>
          </table:table-cell>
          <table:table-cell office:value-type="float" office:value="150.8" calcext:value-type="float">
            <text:p>1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7.6" calcext:value-type="float">
            <text:p>14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45.5" calcext:value-type="float">
            <text:p>145.5</text:p>
          </table:table-cell>
          <table:table-cell office:value-type="float" office:value="154.1" calcext:value-type="float">
            <text:p>15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9" calcext:value-type="float">
            <text:p>11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34.2" calcext:value-type="float">
            <text:p>13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3" calcext:value-type="float">
            <text:p>13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24.8" calcext:value-type="float">
            <text:p>124.8</text:p>
          </table:table-cell>
          <table:table-cell office:value-type="float" office:value="132.3" calcext:value-type="float">
            <text:p>1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4.9" calcext:value-type="float">
            <text:p>124.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5" calcext:value-type="float">
            <text:p>135.5</text:p>
          </table:table-cell>
          <table:table-cell office:value-type="float" office:value="144.2" calcext:value-type="float">
            <text:p>14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8.7" calcext:value-type="float">
            <text:p>118.7</text:p>
          </table:table-cell>
          <table:table-cell office:value-type="float" office:value="125.9" calcext:value-type="float">
            <text:p>12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9" calcext:value-type="float">
            <text:p>174.9</text:p>
          </table:table-cell>
          <table:table-cell office:value-type="float" office:value="185.6" calcext:value-type="float">
            <text:p>18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5" calcext:value-type="float">
            <text:p>18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6.3" calcext:value-type="float">
            <text:p>1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7" calcext:value-type="float">
            <text:p>11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25" calcext:value-type="float">
            <text:p>225</text:p>
          </table:table-cell>
          <table:table-cell office:value-type="float" office:value="119.2" calcext:value-type="float">
            <text:p>119.2</text:p>
          </table:table-cell>
          <table:table-cell office:value-type="float" office:value="131.5" calcext:value-type="float">
            <text:p>13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00" calcext:value-type="float">
            <text:p>200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5" calcext:value-type="float">
            <text:p>13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49.2" calcext:value-type="float">
            <text:p>149.2</text:p>
          </table:table-cell>
          <table:table-cell office:value-type="float" office:value="164.8" calcext:value-type="float">
            <text:p>16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79.5" calcext:value-type="float">
            <text:p>179.5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1.3" calcext:value-type="float">
            <text:p>231.3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2.4" calcext:value-type="float">
            <text:p>152.4</text:p>
          </table:table-cell>
          <table:table-cell office:value-type="float" office:value="166.9" calcext:value-type="float">
            <text:p>1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92.7" calcext:value-type="float">
            <text:p>192.7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5.6" calcext:value-type="float">
            <text:p>20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6" calcext:value-type="float">
            <text:p>21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7" calcext:value-type="float">
            <text:p>15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82.5" calcext:value-type="float">
            <text:p>1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7" calcext:value-type="float">
            <text:p>17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4" calcext:value-type="float">
            <text:p>1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4.3" calcext:value-type="float">
            <text:p>154.3</text:p>
          </table:table-cell>
          <table:table-cell office:value-type="float" office:value="170.4" calcext:value-type="float">
            <text:p>17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8" calcext:value-type="float">
            <text:p>15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7" calcext:value-type="float">
            <text:p>187.7</text:p>
          </table:table-cell>
          <table:table-cell office:value-type="float" office:value="205.3" calcext:value-type="float">
            <text:p>20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84.6" calcext:value-type="float">
            <text:p>184.6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181.4" calcext:value-type="float">
            <text:p>181.4</text:p>
          </table:table-cell>
          <table:table-cell office:value-type="float" office:value="193.3" calcext:value-type="float">
            <text:p>19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197.9" calcext:value-type="float">
            <text:p>197.9</text:p>
          </table:table-cell>
          <table:table-cell office:value-type="float" office:value="211.5" calcext:value-type="float">
            <text:p>21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37.5" calcext:value-type="float">
            <text:p>237.5</text:p>
          </table:table-cell>
          <table:table-cell office:value-type="float" office:value="265.9" calcext:value-type="float">
            <text:p>26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" calcext:value-type="float">
            <text:p>221</text:p>
          </table:table-cell>
          <table:table-cell office:value-type="float" office:value="232.3" calcext:value-type="float">
            <text:p>2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4.9" calcext:value-type="float">
            <text:p>204.9</text:p>
          </table:table-cell>
          <table:table-cell office:value-type="float" office:value="217.3" calcext:value-type="float">
            <text:p>2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.1" calcext:value-type="float">
            <text:p>221.1</text:p>
          </table:table-cell>
          <table:table-cell office:value-type="float" office:value="233.1" calcext:value-type="float">
            <text:p>23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8" calcext:value-type="float">
            <text:p>250.8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9" calcext:value-type="float">
            <text:p>250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1.2" calcext:value-type="float">
            <text:p>251.2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0.5" calcext:value-type="float">
            <text:p>250.5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3" calcext:value-type="float">
            <text:p>249.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49.7" calcext:value-type="float">
            <text:p>249.7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49.6" calcext:value-type="float">
            <text:p>249.6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2" calcext:value-type="float">
            <text:p>249.2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5" table:default-cell-style-name="ce62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4" table:default-cell-style-name="ce41"/>
        <table:table-column table:style-name="co17" table:default-cell-style-name="ce67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default-cell-style-name="ce49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21" table:default-cell-style-name="ce58"/>
        <table:table-column table:style-name="co17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number-columns-repeated="2" table:default-cell-style-name="ce53"/>
        <table:table-column table:style-name="co21" table:default-cell-style-name="ce58"/>
        <table:table-column table:style-name="co17" table:default-cell-style-name="ce58"/>
        <table:table-column table:style-name="co19" table:default-cell-style-name="ce47"/>
        <table:table-column table:style-name="co4" table:default-cell-style-name="ce41"/>
        <table:table-column table:style-name="co9" table:number-columns-repeated="896" table:default-cell-style-name="ce36"/>
        <table:table-column table:style-name="co9" table:number-columns-repeated="71" table:default-cell-style-name="Default"/>
        <table:table-row table:style-name="ro1">
          <table:table-cell table:number-columns-repeated="4"/>
          <table:table-cell table:style-name="ce40"/>
          <table:table-cell/>
          <table:table-cell table:style-name="ce78" office:value-type="string" calcext:value-type="string" table:number-columns-spanned="2" table:number-rows-spanned="1">
            <text:p>v3</text:p>
          </table:table-cell>
          <table:covered-table-cell/>
          <table:table-cell/>
          <table:table-cell table:style-name="ce40"/>
          <table:table-cell table:style-name="ce78" office:value-type="string" calcext:value-type="string" table:number-columns-spanned="2" table:number-rows-spanned="1">
            <text:p>v4</text:p>
          </table:table-cell>
          <table:covered-table-cell/>
          <table:table-cell table:style-name="ce40"/>
          <table:table-cell table:style-name="ce78" office:value-type="string" calcext:value-type="string" table:number-columns-spanned="2" table:number-rows-spanned="1">
            <text:p>after timing_pio rework</text:p>
          </table:table-cell>
          <table:covered-table-cell/>
          <table:table-cell table:style-name="ce40"/>
          <table:table-cell/>
          <table:table-cell table:style-name="ce78" office:value-type="string" calcext:value-type="string" table:number-columns-spanned="2" table:number-rows-spanned="1">
            <text:p>no dma tracking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queue, isr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timing via DMA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refactor loop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a1w8_rgb</text:p>
          </table:table-cell>
          <table:covered-table-cell/>
          <table:table-cell/>
          <table:table-cell table:style-name="ce40"/>
          <table:table-cell table:number-columns-repeated="2"/>
          <table:table-cell table:style-name="ce57" office:value-type="string" calcext:value-type="string" table:number-columns-spanned="2" table:number-rows-spanned="1">
            <text:p>isr on core1</text:p>
          </table:table-cell>
          <table:covered-table-cell/>
          <table:table-cell/>
          <table:table-cell table:style-name="ce40"/>
          <table:table-cell table:number-columns-repeated="967"/>
        </table:table-row>
        <table:table-row table:style-name="ro2">
          <table:table-cell table:style-name="ce74"/>
          <table:table-cell table:style-name="ce76" table:number-columns-repeated="3"/>
          <table:table-cell table:style-name="ce79"/>
          <table:table-cell table:style-name="ce85"/>
          <table:table-cell table:style-name="ce90" table:number-columns-repeated="2"/>
          <table:table-cell table:style-name="ce94"/>
          <table:table-cell table:style-name="ce79"/>
          <table:table-cell table:style-name="ce90" table:number-columns-repeated="2"/>
          <table:table-cell table:style-name="ce79"/>
          <table:table-cell table:style-name="ce90" table:number-columns-repeated="2"/>
          <table:table-cell table:style-name="ce79"/>
          <table:table-cell table:style-name="ce99"/>
          <table:table-cell table:style-name="ce90" table:number-columns-repeated="2"/>
          <table:table-cell table:style-name="ce94"/>
          <table:table-cell table:style-name="ce79"/>
          <table:table-cell table:style-name="ce104"/>
          <table:table-cell table:style-name="ce141" table:number-columns-repeated="2"/>
          <table:table-cell table:style-name="ce94"/>
          <table:table-cell table:style-name="ce79"/>
          <table:table-cell table:style-name="ce104"/>
          <table:table-cell table:style-name="ce141" table:number-columns-repeated="2"/>
          <table:table-cell table:style-name="ce94"/>
          <table:table-cell table:style-name="ce79"/>
          <table:table-cell table:style-name="ce104"/>
          <table:table-cell table:style-name="ce138" office:value-type="string" calcext:value-type="string" table:number-columns-spanned="2" table:number-rows-spanned="1">
            <text:p>scanline loop in ram</text:p>
          </table:table-cell>
          <table:covered-table-cell table:style-name="ce141"/>
          <table:table-cell table:style-name="ce94"/>
          <table:table-cell table:style-name="ce79"/>
          <table:table-cell table:style-name="ce104"/>
          <table:table-cell table:style-name="ce141" table:number-columns-spanned="2" table:number-rows-spanned="1"/>
          <table:covered-table-cell table:style-name="ce141"/>
          <table:table-cell table:style-name="ce94"/>
          <table:table-cell table:style-name="ce79"/>
          <table:table-cell table:style-name="ce104"/>
          <table:table-cell table:style-name="ce57" office:value-type="string" calcext:value-type="string" table:number-columns-spanned="2" table:number-rows-spanned="1">
            <text:p>1024x768:50Hz</text:p>
          </table:table-cell>
          <table:covered-table-cell table:style-name="ce141"/>
          <table:table-cell table:style-name="ce94"/>
          <table:table-cell table:style-name="ce79"/>
          <table:table-cell table:style-name="ce104"/>
          <table:table-cell table:style-name="ce144" office:value-type="string" calcext:value-type="string" table:number-columns-spanned="2" table:number-rows-spanned="1">
            <text:p>1024*768 works!</text:p>
          </table:table-cell>
          <table:covered-table-cell table:style-name="ce141"/>
          <table:table-cell table:style-name="ce94"/>
          <table:table-cell table:style-name="ce79"/>
          <table:table-cell table:style-name="ce104" table:number-columns-repeated="2"/>
          <table:table-cell table:style-name="ce144" office:value-type="string" calcext:value-type="string" table:number-columns-spanned="2" table:number-rows-spanned="1">
            <text:p>1024*768 no longer works!</text:p>
          </table:table-cell>
          <table:covered-table-cell table:style-name="ce141"/>
          <table:table-cell table:style-name="ce94"/>
          <table:table-cell table:style-name="ce79"/>
          <table:table-cell table:style-name="ce76" table:number-columns-repeated="896"/>
          <table:table-cell table:style-name="ce145" table:number-columns-repeated="71"/>
        </table:table-row>
        <table:table-row table:style-name="ro1">
          <table:table-cell table:style-name="ce34"/>
          <table:table-cell table:style-name="ce35" table:number-columns-repeated="3"/>
          <table:table-cell table:style-name="ce40"/>
          <table:table-cell table:style-name="ce39"/>
          <table:table-cell table:style-name="ce43" table:number-columns-repeated="2"/>
          <table:table-cell table:style-name="ce46"/>
          <table:table-cell table:style-name="ce40"/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40"/>
          <table:table-cell table:style-name="ce50"/>
          <table:table-cell table:style-name="ce43" table:number-columns-repeated="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/>
          <table:table-cell table:style-name="ce142" office:value-type="string" calcext:value-type="string" table:number-columns-spanned="2" table:number-rows-spanned="1">
            <text:p>new new() retry</text:p>
          </table:table-cell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spanned="2" table:number-rows-spanned="1"/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spanned="2" table:number-rows-spanned="1"/>
          <table:covered-table-cell table:style-name="ce142"/>
          <table:table-cell table:style-name="ce46"/>
          <table:table-cell table:style-name="ce40"/>
          <table:table-cell table:style-name="ce54"/>
          <table:table-cell table:style-name="ce142" table:number-columns-repeated="2"/>
          <table:table-cell table:style-name="ce46"/>
          <table:table-cell table:style-name="ce40"/>
          <table:table-cell table:style-name="ce54" table:number-columns-repeated="2"/>
          <table:table-cell table:style-name="ce142" table:number-columns-repeated="2"/>
          <table:table-cell table:style-name="ce46"/>
          <table:table-cell table:style-name="ce40"/>
          <table:table-cell table:style-name="ce35" table:number-columns-repeated="896"/>
          <table:table-cell table:style-name="ce61" table:number-columns-repeated="7"/>
          <table:table-cell table:number-columns-repeated="6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29.2" calcext:value-type="float">
            <text:p>29.2</text:p>
          </table:table-cell>
          <table:table-cell table:style-name="ce70" office:value-type="float" office:value="32.3" calcext:value-type="float">
            <text:p>32.3</text:p>
          </table:table-cell>
          <table:table-cell table:style-name="ce72"/>
          <table:table-cell table:style-name="ce65"/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1" calcext:value-type="float">
            <text:p>21.1</text:p>
          </table:table-cell>
          <table:table-cell table:style-name="ce65"/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22.5" calcext:value-type="float">
            <text:p>22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2" calcext:value-type="float">
            <text:p>21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20" calcext:value-type="float">
            <text:p>2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7.3" calcext:value-type="float">
            <text:p>37.3</text:p>
          </table:table-cell>
          <table:table-cell table:style-name="ce72"/>
          <table:table-cell table:style-name="ce65"/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6" calcext:value-type="float">
            <text:p>23.6</text:p>
          </table:table-cell>
          <table:table-cell table:style-name="ce65"/>
          <table:table-cell table:style-name="ce70" office:value-type="float" office:value="22.7" calcext:value-type="float">
            <text:p>22.7</text:p>
          </table:table-cell>
          <table:table-cell table:style-name="ce70" office:value-type="float" office:value="25" calcext:value-type="float">
            <text:p>2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5" calcext:value-type="float">
            <text:p>23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7.4" calcext:value-type="float">
            <text:p>47.4</text:p>
          </table:table-cell>
          <table:table-cell table:style-name="ce70" office:value-type="float" office:value="52.2" calcext:value-type="float">
            <text:p>52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46.2" calcext:value-type="float">
            <text:p>46.2</text:p>
          </table:table-cell>
          <table:table-cell table:style-name="ce70" office:value-type="float" office:value="51.8" calcext:value-type="float">
            <text:p>51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3.3" calcext:value-type="float">
            <text:p>43.3</text:p>
          </table:table-cell>
          <table:table-cell table:style-name="ce70" office:value-type="float" office:value="47.4" calcext:value-type="float">
            <text:p>47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41.9" calcext:value-type="float">
            <text:p>4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39.2" calcext:value-type="float">
            <text:p>3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2.2" calcext:value-type="float">
            <text:p>52.2</text:p>
          </table:table-cell>
          <table:table-cell table:style-name="ce70" office:value-type="float" office:value="57.2" calcext:value-type="float">
            <text:p>57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1.9" calcext:value-type="float">
            <text:p>51.9</text:p>
          </table:table-cell>
          <table:table-cell table:style-name="ce70" office:value-type="float" office:value="57.1" calcext:value-type="float">
            <text:p>57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9.1" calcext:value-type="float">
            <text:p>49.1</text:p>
          </table:table-cell>
          <table:table-cell table:style-name="ce70" office:value-type="float" office:value="53.7" calcext:value-type="float">
            <text:p>53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49.1" calcext:value-type="float">
            <text:p>49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4.3" calcext:value-type="float">
            <text:p>44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43.6" calcext:value-type="float">
            <text:p>43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2" calcext:value-type="float">
            <text:p>11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96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0.2" calcext:value-type="float">
            <text:p>80.2</text:p>
          </table:table-cell>
          <table:table-cell table:number-columns-repeated="5"/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1.7" calcext:value-type="float">
            <text:p>61.7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67.6" calcext:value-type="float">
            <text:p>6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4" calcext:value-type="float">
            <text:p>70.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table:number-columns-repeated="5"/>
          <table:table-cell office:value-type="float" office:value="55.3" calcext:value-type="float">
            <text:p>55.3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.2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7.7" calcext:value-type="float">
            <text:p>77.7</text:p>
          </table:table-cell>
          <table:table-cell table:number-columns-repeated="5"/>
          <table:table-cell office:value-type="float" office:value="70.5" calcext:value-type="float">
            <text:p>70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83.3" calcext:value-type="float">
            <text:p>83.3</text:p>
          </table:table-cell>
          <table:table-cell table:number-columns-repeated="5"/>
          <table:table-cell office:value-type="float" office:value="75.4" calcext:value-type="float">
            <text:p>75.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.3" calcext:value-type="float">
            <text:p>72.3</text:p>
          </table:table-cell>
          <table:table-cell office:value-type="float" office:value="79.2" calcext:value-type="float">
            <text:p>7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3.8" calcext:value-type="float">
            <text:p>63.8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2" calcext:value-type="float">
            <text:p>53.2</text:p>
          </table:table-cell>
          <table:table-cell table:number-columns-repeated="5"/>
          <table:table-cell office:value-type="float" office:value="48.2" calcext:value-type="float">
            <text:p>48.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3" calcext:value-type="float">
            <text:p>62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3" calcext:value-type="float">
            <text:p>62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7" calcext:value-type="float">
            <text:p>53.7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9" calcext:value-type="float">
            <text:p>56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7" calcext:value-type="float">
            <text:p>50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9.2" calcext:value-type="float">
            <text:p>59.2</text:p>
          </table:table-cell>
          <table:table-cell table:style-name="ce70" office:value-type="float" office:value="64.8" calcext:value-type="float">
            <text:p>6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9.1" calcext:value-type="float">
            <text:p>59.1</text:p>
          </table:table-cell>
          <table:table-cell table:style-name="ce70" office:value-type="float" office:value="64.7" calcext:value-type="float">
            <text:p>64.7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61.4" calcext:value-type="float">
            <text:p>61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3" calcext:value-type="float">
            <text:p>45.3</text:p>
          </table:table-cell>
          <table:table-cell table:style-name="ce70" office:value-type="float" office:value="49.8" calcext:value-type="float">
            <text:p>49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9.1" calcext:value-type="float">
            <text:p>39.1</text:p>
          </table:table-cell>
          <table:table-cell table:style-name="ce70" office:value-type="float" office:value="47.2" calcext:value-type="float">
            <text:p>47.2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4.8" calcext:value-type="float">
            <text:p>34.8</text:p>
          </table:table-cell>
          <table:table-cell table:style-name="ce70"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4" calcext:value-type="float">
            <text:p>3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5" calcext:value-type="float">
            <text:p>5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6.1" calcext:value-type="float">
            <text:p>4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5.8" calcext:value-type="float">
            <text:p>45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5" calcext:value-type="float">
            <text:p>41.5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7.6" calcext:value-type="float">
            <text:p>37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7.8" calcext:value-type="float">
            <text:p>27.8</text:p>
          </table:table-cell>
          <table:table-cell table:style-name="ce70" office:value-type="float" office:value="30.7" calcext:value-type="float">
            <text:p>30.7</text:p>
          </table:table-cell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style-name="ce156" office:value-type="float" office:value="29.4" calcext:value-type="float">
            <text:p>29.4</text:p>
          </table:table-cell>
          <table:table-cell table:style-name="ce70" office:value-type="float" office:value="32.2" calcext:value-type="float">
            <text:p>32.2</text:p>
          </table:table-cell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48.7" calcext:value-type="float">
            <text:p>48.7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5" calcext:value-type="float">
            <text:p>67.5</text:p>
          </table:table-cell>
          <table:table-cell table:style-name="ce70"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4" calcext:value-type="float">
            <text:p>67.4</text:p>
          </table:table-cell>
          <table:table-cell table:style-name="ce70" office:value-type="float" office:value="74" calcext:value-type="float">
            <text:p>7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4" calcext:value-type="float">
            <text:p>65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9.9" calcext:value-type="float">
            <text:p>49.9</text:p>
          </table:table-cell>
          <table:table-cell table:style-name="ce72"/>
          <table:table-cell table:style-name="ce66"/>
          <table:table-cell table:style-name="ce70" table:number-columns-repeated="2"/>
          <table:table-cell table:style-name="ce6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47.6" calcext:value-type="float">
            <text:p>47.6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style-name="ce70" office:value-type="float" office:value="34.9" calcext:value-type="float">
            <text:p>34.9</text:p>
          </table:table-cell>
          <table:table-cell table:style-name="ce70" office:value-type="float" office:value="38.7" calcext:value-type="float">
            <text:p>38.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" calcext:value-type="float">
            <text:p>3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4" calcext:value-type="float">
            <text:p>6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1" calcext:value-type="float">
            <text:p>62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9" calcext:value-type="float">
            <text:p>53.9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8" calcext:value-type="float">
            <text:p>56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8" calcext:value-type="float">
            <text:p>50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4" calcext:value-type="float">
            <text:p>56.4</text:p>
          </table:table-cell>
          <table:table-cell table:style-name="ce70" office:value-type="float" office:value="61.8" calcext:value-type="float">
            <text:p>61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1" calcext:value-type="float">
            <text:p>56.1</text:p>
          </table:table-cell>
          <table:table-cell table:style-name="ce70" office:value-type="float" office:value="61.5" calcext:value-type="float">
            <text:p>61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2" calcext:value-type="float">
            <text:p>53.2</text:p>
          </table:table-cell>
          <table:table-cell table:style-name="ce70" office:value-type="float" office:value="58.3" calcext:value-type="float">
            <text:p>58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4.9" calcext:value-type="float">
            <text:p>54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2" calcext:value-type="float">
            <text:p>50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6" calcext:value-type="float">
            <text:p>41.6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4" calcext:value-type="float">
            <text:p>34.4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37.8" calcext:value-type="float">
            <text:p>37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float" office:value="64.2" calcext:value-type="float">
            <text:p>64.2</text:p>
          </table:table-cell>
          <table:table-cell table:style-name="ce72"/>
          <table:table-cell table:style-name="ce65"/>
          <table:table-cell table:style-name="ce70" office:value-type="float" office:value="31.6" calcext:value-type="float">
            <text:p>31.6</text:p>
          </table:table-cell>
          <table:table-cell table:style-name="ce70" office:value-type="float" office:value="33.6" calcext:value-type="float">
            <text:p>33.6</text:p>
          </table:table-cell>
          <table:table-cell table:style-name="ce65"/>
          <table:table-cell table:style-name="ce70" office:value-type="float" office:value="30.6" calcext:value-type="float">
            <text:p>30.6</text:p>
          </table:table-cell>
          <table:table-cell table:style-name="ce70" office:value-type="float" office:value="32.3" calcext:value-type="float">
            <text:p>32.3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0.5" calcext:value-type="float">
            <text:p>30.5</text:p>
          </table:table-cell>
          <table:table-cell table:style-name="ce70"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2" calcext:value-type="float">
            <text:p>32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5.1" calcext:value-type="float">
            <text:p>65.1</text:p>
          </table:table-cell>
          <table:table-cell table:style-name="ce70" office:value-type="float" office:value="68.5" calcext:value-type="float">
            <text:p>68.5</text:p>
          </table:table-cell>
          <table:table-cell table:style-name="ce72"/>
          <table:table-cell table:style-name="ce65"/>
          <table:table-cell table:style-name="ce70" office:value-type="float" office:value="35.3" calcext:value-type="float">
            <text:p>35.3</text:p>
          </table:table-cell>
          <table:table-cell table:style-name="ce70" office:value-type="float" office:value="37.4" calcext:value-type="float">
            <text:p>37.4</text:p>
          </table:table-cell>
          <table:table-cell table:style-name="ce65"/>
          <table:table-cell table:style-name="ce70" office:value-type="float" office:value="34.2" calcext:value-type="float">
            <text:p>34.2</text:p>
          </table:table-cell>
          <table:table-cell table:style-name="ce70" office:value-type="float" office:value="36.1" calcext:value-type="float">
            <text:p>36.1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4.2" calcext:value-type="float">
            <text:p>34.2</text:p>
          </table:table-cell>
          <table:table-cell office:value-type="float" office:value="36.2" calcext:value-type="float">
            <text:p>36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9" calcext:value-type="float">
            <text:p>30.9</text:p>
          </table:table-cell>
          <table:table-cell office:value-type="float" office:value="32.5" calcext:value-type="float">
            <text:p>32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3.2" calcext:value-type="float">
            <text:p>73.2</text:p>
          </table:table-cell>
          <table:table-cell table:style-name="ce70" office:value-type="float" office:value="77" calcext:value-type="float">
            <text:p>7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1" calcext:value-type="float">
            <text:p>70.1</text:p>
          </table:table-cell>
          <table:table-cell table:style-name="ce70" office:value-type="float" office:value="73.9" calcext:value-type="float">
            <text:p>73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7.7" calcext:value-type="float">
            <text:p>67.7</text:p>
          </table:table-cell>
          <table:table-cell table:style-name="ce70" office:value-type="float" office:value="71.4" calcext:value-type="float">
            <text:p>71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9" calcext:value-type="float">
            <text:p>56.9</text:p>
          </table:table-cell>
          <table:table-cell office:value-type="float" office:value="60.2" calcext:value-type="float">
            <text:p>60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1" calcext:value-type="float">
            <text:p>5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0.6" calcext:value-type="float">
            <text:p>80.6</text:p>
          </table:table-cell>
          <table:table-cell table:style-name="ce70" office:value-type="float" office:value="84.8" calcext:value-type="float">
            <text:p>8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7.5" calcext:value-type="float">
            <text:p>77.5</text:p>
          </table:table-cell>
          <table:table-cell table:style-name="ce70" office:value-type="float" office:value="81.5" calcext:value-type="float">
            <text:p>81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.1" calcext:value-type="float">
            <text:p>7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2" calcext:value-type="float">
            <text:p>64.2</text:p>
          </table:table-cell>
          <table:table-cell office:value-type="float" office:value="67.8" calcext:value-type="float">
            <text:p>67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66.8" calcext:value-type="float">
            <text:p>6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5.8" calcext:value-type="float">
            <text:p>115.8</text:p>
          </table:table-cell>
          <table:table-cell office:value-type="float" office:value="121.7" calcext:value-type="float">
            <text:p>121.7</text:p>
          </table:table-cell>
          <table:table-cell table:number-columns-repeated="5"/>
          <table:table-cell office:value-type="float" office:value="111.6" calcext:value-type="float">
            <text:p>111.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101.8" calcext:value-type="float">
            <text:p>101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07.1" calcext:value-type="float">
            <text:p>107.1</text:p>
          </table:table-cell>
          <table:table-cell table:number-columns-repeated="5"/>
          <table:table-cell office:value-type="float" office:value="96.4" calcext:value-type="float">
            <text:p>96.4</text:p>
          </table:table-cell>
          <table:table-cell office:value-type="float" office:value="102.2" calcext:value-type="float">
            <text:p>102.2</text:p>
          </table:table-cell>
          <table:table-cell/>
          <table:table-cell table:style-name="ce68" office:value-type="float" office:value="120" calcext:value-type="float">
            <text:p>120</text:p>
          </table:table-cell>
          <table:table-cell office:value-type="float" office:value="93.8" calcext:value-type="float">
            <text:p>93.8</text:p>
          </table:table-cell>
          <table:table-cell office:value-type="float" office:value="99.3" calcext:value-type="float">
            <text:p>99.3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3.3" calcext:value-type="float">
            <text:p>83.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.2</text:p>
          </table:table-cell>
          <table:table-cell office:value-type="float" office:value="86.4" calcext:value-type="float">
            <text:p>8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6" calcext:value-type="float">
            <text:p>76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7" calcext:value-type="float">
            <text:p>68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2" calcext:value-type="float">
            <text:p>118.2</text:p>
          </table:table-cell>
          <table:table-cell table:number-columns-repeated="5"/>
          <table:table-cell office:value-type="float" office:value="108.2" calcext:value-type="float">
            <text:p>108.2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4.7" calcext:value-type="float">
            <text:p>104.7</text:p>
          </table:table-cell>
          <table:table-cell office:value-type="float" office:value="110.2" calcext:value-type="float">
            <text:p>110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3.3" calcext:value-type="float">
            <text:p>93.3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2.9" calcext:value-type="float">
            <text:p>92.9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2.5" calcext:value-type="float">
            <text:p>92.5</text:p>
          </table:table-cell>
          <table:table-cell office:value-type="float" office:value="96.9" calcext:value-type="float">
            <text:p>96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9.7" calcext:value-type="float">
            <text:p>119.7</text:p>
          </table:table-cell>
          <table:table-cell office:value-type="float" office:value="125.8" calcext:value-type="float">
            <text:p>125.8</text:p>
          </table:table-cell>
          <table:table-cell table:number-columns-repeated="5"/>
          <table:table-cell office:value-type="float" office:value="115.6" calcext:value-type="float">
            <text:p>115.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.6" calcext:value-type="float">
            <text:p>111.6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7" calcext:value-type="float">
            <text:p>100.7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100.3" calcext:value-type="float">
            <text:p>100.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9.8" calcext:value-type="float">
            <text:p>99.8</text:p>
          </table:table-cell>
          <table:table-cell office:value-type="float" office:value="104.5" calcext:value-type="float">
            <text:p>104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4" calcext:value-type="float">
            <text:p>79.4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1" calcext:value-type="float">
            <text:p>58.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4" calcext:value-type="float">
            <text:p>9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9" calcext:value-type="float">
            <text:p>86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2.9" calcext:value-type="float">
            <text:p>82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91.6" calcext:value-type="float">
            <text:p>91.6</text:p>
          </table:table-cell>
          <table:table-cell table:style-name="ce70" office:value-type="float" office:value="96.3" calcext:value-type="float">
            <text:p>96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8.5" calcext:value-type="float">
            <text:p>88.5</text:p>
          </table:table-cell>
          <table:table-cell table:style-name="ce70" office:value-type="float" office:value="93.2" calcext:value-type="float">
            <text:p>93.2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6.3" calcext:value-type="float">
            <text:p>86.3</text:p>
          </table:table-cell>
          <table:table-cell table:style-name="ce70" office:value-type="float" office:value="90.5" calcext:value-type="float">
            <text:p>90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5" calcext:value-type="float">
            <text:p>86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.5" calcext:value-type="float">
            <text:p>75.5</text:p>
          </table:table-cell>
          <table:table-cell office:value-type="float" office:value="79.2" calcext:value-type="float">
            <text:p>7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9" calcext:value-type="float">
            <text:p>74.9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8" calcext:value-type="float">
            <text:p>73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6" calcext:value-type="float">
            <text:p>70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0.9" calcext:value-type="float">
            <text:p>60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7]+1" office:value-type="float" office:value="14" calcext:value-type="float">
            <text:p>1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.4" calcext:value-type="float">
            <text:p>83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7" calcext:value-type="float">
            <text:p>75.7</text:p>
          </table:table-cell>
          <table:table-cell table:style-name="ce70" office:value-type="float" office:value="79.8" calcext:value-type="float">
            <text:p>79.8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8]+1" office:value-type="float" office:value="15" calcext:value-type="float">
            <text:p>1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" calcext:value-type="float">
            <text:p>8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6" calcext:value-type="float">
            <text:p>75.6</text:p>
          </table:table-cell>
          <table:table-cell table:style-name="ce70" office:value-type="float" office:value="79.9" calcext:value-type="float">
            <text:p>79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6" calcext:value-type="float">
            <text:p>6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49]+1" office:value-type="float" office:value="16" calcext:value-type="float">
            <text:p>1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7" calcext:value-type="float">
            <text:p>70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4" calcext:value-type="float">
            <text:p>67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1" calcext:value-type="float">
            <text:p>51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44.1" calcext:value-type="float">
            <text:p>44.1</text:p>
          </table:table-cell>
          <table:table-cell table:style-name="ce70" office:value-type="float" office:value="46.4" calcext:value-type="float">
            <text:p>46.4</text:p>
          </table:table-cell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7.6" calcext:value-type="float">
            <text:p>47.6</text:p>
          </table:table-cell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1]+1" office:value-type="float" office:value="18" calcext:value-type="float">
            <text:p>1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2]+1" office:value-type="float" office:value="19" calcext:value-type="float">
            <text:p>1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4" calcext:value-type="float">
            <text:p>90.4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.6" calcext:value-type="float">
            <text:p>80.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7" calcext:value-type="float">
            <text:p>76.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0.1" calcext:value-type="float">
            <text:p>70.1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53]+1" office:value-type="float" office:value="20" calcext:value-type="float">
            <text:p>2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54]+1" office:value-type="float" office:value="21" calcext:value-type="float">
            <text:p>21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.1" calcext:value-type="float">
            <text:p>75.1</text:p>
          </table:table-cell>
          <table:table-cell office:value-type="float" office:value="79.5" calcext:value-type="float">
            <text:p>79.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5.8" calcext:value-type="float">
            <text:p>65.8</text:p>
          </table:table-cell>
          <table:table-cell office:value-type="float" office:value="69.4" calcext:value-type="float">
            <text:p>6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9.1" calcext:value-type="float">
            <text:p>59.1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.2" calcext:value-type="float">
            <text:p>61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table:number-columns-repeated="971"/>
        </table:table-row>
        <table:table-row table:style-name="ro1">
          <table:table-cell table:formula="of:=[.A56]+1" office:value-type="float" office:value="23" calcext:value-type="float">
            <text:p>2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8" calcext:value-type="float">
            <text:p>117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6" calcext:value-type="float">
            <text:p>113.6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7]+1" office:value-type="float" office:value="24" calcext:value-type="float">
            <text:p>2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9" calcext:value-type="float">
            <text:p>117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5" calcext:value-type="float">
            <text:p>113.5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7" calcext:value-type="float">
            <text:p>93.7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5" calcext:value-type="float">
            <text:p>93.5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8]+1" office:value-type="float" office:value="25" calcext:value-type="float">
            <text:p>2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7" calcext:value-type="float">
            <text:p>73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5" calcext:value-type="float">
            <text:p>70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3" calcext:value-type="float">
            <text:p>55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6" calcext:value-type="float">
            <text:p>5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59]+1" office:value-type="float" office:value="26" calcext:value-type="float">
            <text:p>2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5" calcext:value-type="float">
            <text:p>92.5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8" calcext:value-type="float">
            <text:p>8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3" calcext:value-type="float">
            <text:p>8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0]+1" office:value-type="float" office:value="27" calcext:value-type="float">
            <text:p>27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6.9" calcext:value-type="float">
            <text:p>86.9</text:p>
          </table:table-cell>
          <table:table-cell table:style-name="ce70" office:value-type="float" office:value="91.6" calcext:value-type="float">
            <text:p>91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3.9" calcext:value-type="float">
            <text:p>83.9</text:p>
          </table:table-cell>
          <table:table-cell table:style-name="ce70" office:value-type="float" office:value="88.6" calcext:value-type="float">
            <text:p>88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1.7" calcext:value-type="float">
            <text:p>81.7</text:p>
          </table:table-cell>
          <table:table-cell table:style-name="ce70" office:value-type="float" office:value="85.8" calcext:value-type="float">
            <text:p>85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7.8" calcext:value-type="float">
            <text:p>77.8</text:p>
          </table:table-cell>
          <table:table-cell office:value-type="float" office:value="81.8" calcext:value-type="float">
            <text:p>81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9" calcext:value-type="float">
            <text:p>70.9</text:p>
          </table:table-cell>
          <table:table-cell office:value-type="float" office:value="74.5" calcext:value-type="float">
            <text:p>7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8" calcext:value-type="float">
            <text:p>73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 table:formula="of:=[.A61]+1" office:value-type="float" office:value="28" calcext:value-type="float">
            <text:p>28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9" calcext:value-type="float">
            <text:p>70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6" calcext:value-type="float">
            <text:p>67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896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67.5" calcext:value-type="float">
            <text:p>67.5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7.8" calcext:value-type="float">
            <text:p>47.8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.4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5" calcext:value-type="float">
            <text:p>73.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.1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4.2" calcext:value-type="float">
            <text:p>54.2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6" calcext:value-type="float">
            <text:p>50.6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4" calcext:value-type="float">
            <text:p>9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102.6" calcext:value-type="float">
            <text:p>102.6</text:p>
          </table:table-cell>
          <table:table-cell table:style-name="ce70"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7" calcext:value-type="float">
            <text:p>10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9.8" calcext:value-type="float">
            <text:p>179.8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  <table:table-cell office:value-type="float" office:value="174.2" calcext:value-type="float">
            <text:p>174.2</text:p>
          </table:table-cell>
          <table:table-cell office:value-type="float" office:value="183.6" calcext:value-type="float">
            <text:p>183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9.9" calcext:value-type="float">
            <text:p>169.9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2" calcext:value-type="float">
            <text:p>155.2</text:p>
          </table:table-cell>
          <table:table-cell office:value-type="float" office:value="163.8" calcext:value-type="float">
            <text:p>16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7.9" calcext:value-type="float">
            <text:p>157.9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float" office:value="149.8" calcext:value-type="float">
            <text:p>149.8</text:p>
          </table:table-cell>
          <table:table-cell office:value-type="float" office:value="158.4" calcext:value-type="float">
            <text:p>158.4</text:p>
          </table:table-cell>
          <table:table-cell/>
          <table:table-cell table:style-name="ce68" office:value-type="float" office:value="195" calcext:value-type="float">
            <text:p>195</text:p>
          </table:table-cell>
          <table:table-cell office:value-type="float" office:value="146.7" calcext:value-type="float">
            <text:p>146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2.4" calcext:value-type="float">
            <text:p>142.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.2" calcext:value-type="float">
            <text:p>133.2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9" calcext:value-type="float">
            <text:p>139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4" calcext:value-type="float">
            <text:p>142.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5.2" calcext:value-type="float">
            <text:p>135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5.7" calcext:value-type="float">
            <text:p>125.7</text:p>
          </table:table-cell>
          <table:table-cell office:value-type="float" office:value="132.3" calcext:value-type="float">
            <text:p>132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6" calcext:value-type="float">
            <text:p>120.6</text:p>
          </table:table-cell>
          <table:table-cell office:value-type="float" office:value="126.9" calcext:value-type="float">
            <text:p>12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6" calcext:value-type="float">
            <text:p>115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6" calcext:value-type="float">
            <text:p>183.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8" calcext:value-type="float">
            <text:p>149.8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5" calcext:value-type="float">
            <text:p>149.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6.9" calcext:value-type="float">
            <text:p>186.9</text:p>
          </table:table-cell>
          <table:table-cell office:value-type="float" office:value="196.4" calcext:value-type="float">
            <text:p>196.4</text:p>
          </table:table-cell>
          <table:table-cell table:number-columns-repeated="5"/>
          <table:table-cell office:value-type="float" office:value="181.4" calcext:value-type="float">
            <text:p>181.4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1" calcext:value-type="float">
            <text:p>18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71.7" calcext:value-type="float">
            <text:p>171.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2.1" calcext:value-type="float">
            <text:p>162.1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69.1" calcext:value-type="float">
            <text:p>16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4" calcext:value-type="float">
            <text:p>117.4</text:p>
          </table:table-cell>
          <table:table-cell office:value-type="float" office:value="123.5" calcext:value-type="float">
            <text:p>123.5</text:p>
          </table:table-cell>
          <table:table-cell table:number-columns-repeated="5"/>
          <table:table-cell office:value-type="float" office:value="110.4" calcext:value-type="float">
            <text:p>110.4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3.5" calcext:value-type="float">
            <text:p>93.5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6.8" calcext:value-type="float">
            <text:p>96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4]+1" office:value-type="float" office:value="11" calcext:value-type="float">
            <text:p>1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6" calcext:value-type="float">
            <text:p>138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4" calcext:value-type="float">
            <text:p>135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7" calcext:value-type="float">
            <text:p>123.7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2" calcext:value-type="float">
            <text:p>121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6" calcext:value-type="float">
            <text:p>12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2" calcext:value-type="float">
            <text:p>114.2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4.4" calcext:value-type="float">
            <text:p>144.4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  <table:table-cell office:value-type="float" office:value="138.1" calcext:value-type="float">
            <text:p>138.1</text:p>
          </table:table-cell>
          <table:table-cell office:value-type="float" office:value="145.1" calcext:value-type="float">
            <text:p>145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1.9" calcext:value-type="float">
            <text:p>141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9.8" calcext:value-type="float">
            <text:p>129.8</text:p>
          </table:table-cell>
          <table:table-cell office:value-type="float" office:value="136.4" calcext:value-type="float">
            <text:p>136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7" calcext:value-type="float">
            <text:p>120.7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9.6" calcext:value-type="float">
            <text:p>119.6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76]+1" office:value-type="float" office:value="13" calcext:value-type="float">
            <text:p>1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1" calcext:value-type="float">
            <text:p>108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3" calcext:value-type="float">
            <text:p>103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7]+1" office:value-type="float" office:value="14" calcext:value-type="float">
            <text:p>1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table:number-columns-repeated="5"/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8]+1" office:value-type="float" office:value="15" calcext:value-type="float">
            <text:p>1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17.4" calcext:value-type="float">
            <text:p>117.4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79]+1" office:value-type="float" office:value="16" calcext:value-type="float">
            <text:p>1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1" calcext:value-type="float">
            <text:p>95.1</text:p>
          </table:table-cell>
          <table:table-cell office:value-type="float" office:value="100.5" calcext:value-type="float">
            <text:p>100.5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2" calcext:value-type="float">
            <text:p>90.2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.2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70" office:value-type="float" office:value="66.1" calcext:value-type="float">
            <text:p>66.1</text:p>
          </table:table-cell>
          <table:table-cell table:style-name="ce70" office:value-type="float" office:value="69.5" calcext:value-type="float">
            <text:p>69.5</text:p>
          </table:table-cell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 table:style-name="ce70" office:value-type="float" office:value="68.2" calcext:value-type="float">
            <text:p>68.2</text:p>
          </table:table-cell>
          <table:table-cell table:style-name="ce70" office:value-type="float" office:value="71.5" calcext:value-type="float">
            <text:p>71.5</text:p>
          </table:table-cell>
          <table:table-cell table:number-columns-repeated="969"/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81]+1" office:value-type="float" office:value="18" calcext:value-type="float">
            <text:p>1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44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82]+1" office:value-type="float" office:value="19" calcext:value-type="float">
            <text:p>1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95" calcext:value-type="float">
            <text:p>195</text:p>
          </table:table-cell>
          <table:table-cell table:style-name="ce70" office:value-type="float" office:value="120.7" calcext:value-type="float">
            <text:p>120.7</text:p>
          </table:table-cell>
          <table:table-cell table:style-name="ce70" office:value-type="float" office:value="127.4" calcext:value-type="float">
            <text:p>127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5" calcext:value-type="float">
            <text:p>112.5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1.5" calcext:value-type="float">
            <text:p>111.5</text:p>
          </table:table-cell>
          <table:table-cell office:value-type="float" office:value="117.8" calcext:value-type="float">
            <text:p>117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3]+1" office:value-type="float" office:value="20" calcext:value-type="float">
            <text:p>2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84]+1" office:value-type="float" office:value="21" calcext:value-type="float">
            <text:p>2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85]+1" office:value-type="float" office:value="22" calcext:value-type="float">
            <text:p>2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6" calcext:value-type="float">
            <text:p>117.6</text:p>
          </table:table-cell>
          <table:table-cell office:value-type="float" office:value="124.4" calcext:value-type="float">
            <text:p>124.4</text:p>
          </table:table-cell>
          <table:table-cell table:number-columns-repeated="5"/>
          <table:table-cell office:value-type="float" office:value="111.2" calcext:value-type="float">
            <text:p>111.2</text:p>
          </table:table-cell>
          <table:table-cell office:value-type="float" office:value="117.1" calcext:value-type="float">
            <text:p>117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1" calcext:value-type="float">
            <text:p>11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4.6" calcext:value-type="float">
            <text:p>94.6</text:p>
          </table:table-cell>
          <table:table-cell office:value-type="float" office:value="99.4" calcext:value-type="float">
            <text:p>99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3.7" calcext:value-type="float">
            <text:p>93.7</text:p>
          </table:table-cell>
          <table:table-cell office:value-type="float" office:value="98.6" calcext:value-type="float">
            <text:p>98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86]+1" office:value-type="float" office:value="23" calcext:value-type="float">
            <text:p>2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7]+1" office:value-type="float" office:value="24" calcext:value-type="float">
            <text:p>2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8.9" calcext:value-type="float">
            <text:p>158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88]+1" office:value-type="float" office:value="25" calcext:value-type="float">
            <text:p>2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0.7" calcext:value-type="float">
            <text:p>90.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8" calcext:value-type="float">
            <text:p>138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8" calcext:value-type="float">
            <text:p>123.8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7" calcext:value-type="float">
            <text:p>120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4.2" calcext:value-type="float">
            <text:p>144.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37.5" calcext:value-type="float">
            <text:p>13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.7" calcext:value-type="float">
            <text:p>127.7</text:p>
          </table:table-cell>
          <table:table-cell office:value-type="float" office:value="134.2" calcext:value-type="float">
            <text:p>13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3.4" calcext:value-type="float">
            <text:p>113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1" calcext:value-type="float">
            <text:p>118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195" calcext:value-type="float">
            <text:p>195</text:p>
          </table:table-cell>
          <table:table-cell table:number-columns-repeated="971"/>
        </table:table-row>
        <table:table-row table:style-name="ro1">
          <table:table-cell table:formula="of:=[.A91]+1" office:value-type="float" office:value="28" calcext:value-type="float">
            <text:p>2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7" calcext:value-type="float">
            <text:p>95.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3" calcext:value-type="float">
            <text:p>92.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1.8" calcext:value-type="float">
            <text:p>81.8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6" calcext:value-type="float">
            <text:p>84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4"/>
          <table:table-cell table:number-columns-repeated="2" office:value-type="float" office:value="130" calcext:value-type="float">
            <text:p>13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17.7" calcext:value-type="float">
            <text:p>117.7</text:p>
          </table:table-cell>
          <table:table-cell office:value-type="float" office:value="128.5" calcext:value-type="float">
            <text:p>128.5</text:p>
          </table:table-cell>
          <table:table-cell table:number-columns-repeated="2"/>
          <table:table-cell table:style-name="ce70" office:value-type="float" office:value="72.9" calcext:value-type="float">
            <text:p>72.9</text:p>
          </table:table-cell>
          <table:table-cell table:style-name="ce70" office:value-type="float" office:value="80.2" calcext:value-type="float">
            <text:p>80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.2</text:p>
          </table:table-cell>
          <table:table-cell/>
          <table:table-cell table:style-name="ce68"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66.3" calcext:value-type="float">
            <text:p>66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66.2" calcext:value-type="float">
            <text:p>66.2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4]+1" office:value-type="float" office:value="1" calcext:value-type="float">
            <text:p>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6" calcext:value-type="float">
            <text:p>123.6</text:p>
          </table:table-cell>
          <table:table-cell office:value-type="float" office:value="135.7" calcext:value-type="float">
            <text:p>135.7</text:p>
          </table:table-cell>
          <table:table-cell table:number-columns-repeated="2"/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90.6" calcext:value-type="float">
            <text:p>90.6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.1" calcext:value-type="float">
            <text:p>83.1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.1" calcext:value-type="float">
            <text:p>81.1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75.2" calcext:value-type="float">
            <text:p>75.2</text:p>
          </table:table-cell>
          <table:table-cell office:value-type="float" office:value="82.4" calcext:value-type="float">
            <text:p>82.4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.3" calcext:value-type="float">
            <text:p>8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number-columns-repeated="971"/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6.3" calcext:value-type="float">
            <text:p>136.3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96]+1" office:value-type="float" office:value="3" calcext:value-type="float">
            <text:p>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97]+1" office:value-type="float" office:value="4" calcext:value-type="float">
            <text:p>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98]+1" office:value-type="float" office:value="5" calcext:value-type="float">
            <text:p>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99]+1" office:value-type="float" office:value="6" calcext:value-type="float">
            <text:p>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4" calcext:value-type="float">
            <text:p>230.4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229.4" calcext:value-type="float">
            <text:p>229.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70" office:value-type="float" office:value="210.3" calcext:value-type="float">
            <text:p>210.3</text:p>
          </table:table-cell>
          <table:table-cell table:style-name="ce70" office:value-type="float" office:value="242.2" calcext:value-type="float">
            <text:p>242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7.7" calcext:value-type="float">
            <text:p>207.7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2.8" calcext:value-type="float">
            <text:p>202.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.5" calcext:value-type="float">
            <text:p>200.5</text:p>
          </table:table-cell>
          <table:table-cell office:value-type="float" office:value="220.6" calcext:value-type="float">
            <text:p>220.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100]+1" office:value-type="float" office:value="7" calcext:value-type="float">
            <text:p>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4" calcext:value-type="float">
            <text:p>179.4</text:p>
          </table:table-cell>
          <table:table-cell office:value-type="float" office:value="197.2" calcext:value-type="float">
            <text:p>197.2</text:p>
          </table:table-cell>
          <table:table-cell table:number-columns-repeated="5"/>
          <table:table-cell office:value-type="float" office:value="175.9" calcext:value-type="float">
            <text:p>175.9</text:p>
          </table:table-cell>
          <table:table-cell office:value-type="float" office:value="192.3" calcext:value-type="float">
            <text:p>192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5.9" calcext:value-type="float">
            <text:p>175.9</text:p>
          </table:table-cell>
          <table:table-cell office:value-type="float" office:value="192.4" calcext:value-type="float">
            <text:p>192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6.7" calcext:value-type="float">
            <text:p>166.7</text:p>
          </table:table-cell>
          <table:table-cell office:value-type="float" office:value="182.5" calcext:value-type="float">
            <text:p>182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2" calcext:value-type="float">
            <text:p>168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1" calcext:value-type="float">
            <text:p>168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1]+1" office:value-type="float" office:value="8" calcext:value-type="float">
            <text:p>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8" calcext:value-type="float">
            <text:p>4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66" calcext:value-type="float">
            <text:p>3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13" calcext:value-type="float">
            <text:p>31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02]+1" office:value-type="float" office:value="9" calcext:value-type="float">
            <text:p>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31.1" calcext:value-type="float">
            <text:p>231.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4"/>
          <table:table-cell table:number-columns-repeated="2" office:value-type="float" office:value="250" calcext:value-type="float">
            <text:p>250</text:p>
          </table:table-cell>
          <table:table-cell table:number-columns-repeated="971"/>
        </table:table-row>
        <table:table-row table:style-name="ro1">
          <table:table-cell table:formula="of:=[.A103]+1" office:value-type="float" office:value="10" calcext:value-type="float">
            <text:p>1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2.5" calcext:value-type="float">
            <text:p>152.5</text:p>
          </table:table-cell>
          <table:table-cell office:value-type="float" office:value="166.8" calcext:value-type="float">
            <text:p>166.8</text:p>
          </table:table-cell>
          <table:table-cell table:number-columns-repeated="5"/>
          <table:table-cell office:value-type="float" office:value="147.9" calcext:value-type="float">
            <text:p>147.9</text:p>
          </table:table-cell>
          <table:table-cell office:value-type="float" office:value="161.7" calcext:value-type="float">
            <text:p>161.7</text:p>
          </table:table-cell>
          <table:table-cell/>
          <table:table-cell table:style-name="ce68" office:value-type="float" office:value="225" calcext:value-type="float">
            <text:p>225</text:p>
          </table:table-cell>
          <table:table-cell office:value-type="float" office:value="149.3" calcext:value-type="float">
            <text:p>149.3</text:p>
          </table:table-cell>
          <table:table-cell office:value-type="float" office:value="163.2" calcext:value-type="float">
            <text:p>163.2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0.3" calcext:value-type="float">
            <text:p>140.3</text:p>
          </table:table-cell>
          <table:table-cell office:value-type="float" office:value="153.2" calcext:value-type="float">
            <text:p>153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53.4" calcext:value-type="float">
            <text:p>153.4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52.3" calcext:value-type="float">
            <text:p>152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8" calcext:value-type="float">
            <text:p>185.8</text:p>
          </table:table-cell>
          <table:table-cell office:value-type="float" office:value="202.8" calcext:value-type="float">
            <text:p>202.8</text:p>
          </table:table-cell>
          <table:table-cell table:number-columns-repeated="5"/>
          <table:table-cell office:value-type="float" office:value="181.1" calcext:value-type="float">
            <text:p>181.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1.1" calcext:value-type="float">
            <text:p>181.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4" calcext:value-type="float">
            <text:p>173.4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8" calcext:value-type="float">
            <text:p>213.8</text:p>
          </table:table-cell>
          <table:table-cell table:number-columns-repeated="5"/>
          <table:table-cell office:value-type="float" office:value="190.9" calcext:value-type="float">
            <text:p>190.9</text:p>
          </table:table-cell>
          <table:table-cell office:value-type="float" office:value="208.3" calcext:value-type="float">
            <text:p>208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.9" calcext:value-type="float">
            <text:p>190.9</text:p>
          </table:table-cell>
          <table:table-cell office:value-type="float" office:value="208.1" calcext:value-type="float">
            <text:p>208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9.2" calcext:value-type="float">
            <text:p>189.2</text:p>
          </table:table-cell>
          <table:table-cell office:value-type="float" office:value="206.3" calcext:value-type="float">
            <text:p>206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2.1" calcext:value-type="float">
            <text:p>182.1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06]+1" office:value-type="float" office:value="13" calcext:value-type="float">
            <text:p>1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2"/>
          <table:table-cell table:number-columns-repeated="2"/>
          <table:table-cell table:style-name="ce42"/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1" calcext:value-type="float">
            <text:p>146.1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3" calcext:value-type="float">
            <text:p>141.3</text:p>
          </table:table-cell>
          <table:table-cell/>
          <table:table-cell table:style-name="ce4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6" calcext:value-type="float">
            <text:p>140.6</text:p>
          </table:table-cell>
          <table:table-cell/>
          <table:table-cell table:style-name="ce42"/>
          <table:table-cell table:style-name="ce123" office:value-type="string" calcext:value-type="string">
            <text:p>requested system clock not supported</text:p>
          </table:table-cell>
          <table:table-cell table:number-columns-repeated="3"/>
          <table:table-cell table:style-name="ce42"/>
          <table:table-cell office:value-type="float" office:value="200" calcext:value-type="float">
            <text:p>200</text:p>
          </table:table-cell>
          <table:table-cell office:value-type="float" office:value="127.2" calcext:value-type="float">
            <text:p>127.2</text:p>
          </table:table-cell>
          <table:table-cell office:value-type="float" office:value="139.3" calcext:value-type="float">
            <text:p>139.3</text:p>
          </table:table-cell>
          <table:table-cell/>
          <table:table-cell table:style-name="ce42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8.1" calcext:value-type="float">
            <text:p>17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4" calcext:value-type="float">
            <text:p>171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/>
          <table:table-cell table:style-name="ce44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7.8" calcext:value-type="float">
            <text:p>177.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09]+1" office:value-type="float" office:value="16" calcext:value-type="float">
            <text:p>1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4" calcext:value-type="float">
            <text:p>128.4</text:p>
          </table:table-cell>
          <table:table-cell office:value-type="float" office:value="141.4" calcext:value-type="float">
            <text:p>141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4" calcext:value-type="float">
            <text:p>128.4</text:p>
          </table:table-cell>
          <table:table-cell office:value-type="float" office:value="141.3" calcext:value-type="float">
            <text:p>141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3" calcext:value-type="float">
            <text:p>138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4" calcext:value-type="float">
            <text:p>133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4" calcext:value-type="float">
            <text:p>121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70" office:value-type="float" office:value="100.4" calcext:value-type="float">
            <text:p>100.4</text:p>
          </table:table-cell>
          <table:table-cell table:style-name="ce70" office:value-type="float" office:value="110" calcext:value-type="float">
            <text:p>110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table:style-name="ce70" office:value-type="float" office:value="101" calcext:value-type="float">
            <text:p>101</text:p>
          </table:table-cell>
          <table:table-cell table:style-name="ce70" office:value-type="float" office:value="110.2" calcext:value-type="float">
            <text:p>110.2</text:p>
          </table:table-cell>
          <table:table-cell table:number-columns-repeated="969"/>
        </table:table-row>
        <table:table-row table:style-name="ro1">
          <table:table-cell table:formula="of:=[.A110]+1" office:value-type="float" office:value="17" calcext:value-type="float">
            <text:p>1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2]+1" office:value-type="float" office:value="19" calcext:value-type="float">
            <text:p>1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13]+1" office:value-type="float" office:value="20" calcext:value-type="float">
            <text:p>2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4]+1" office:value-type="float" office:value="21" calcext:value-type="float">
            <text:p>2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15]+1" office:value-type="float" office:value="22" calcext:value-type="float">
            <text:p>2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62.9" calcext:value-type="float">
            <text:p>162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7.3" calcext:value-type="float">
            <text:p>147.3</text:p>
          </table:table-cell>
          <table:table-cell office:value-type="float" office:value="160.8" calcext:value-type="float">
            <text:p>160.8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16]+1" office:value-type="float" office:value="23" calcext:value-type="float">
            <text:p>2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5" calcext:value-type="float">
            <text:p>230.5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8" calcext:value-type="float">
            <text:p>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17]+1" office:value-type="float" office:value="24" calcext:value-type="float">
            <text:p>2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7" calcext:value-type="float">
            <text:p>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5" calcext:value-type="float">
            <text:p>229.5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5" calcext:value-type="float">
            <text:p>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6" calcext:value-type="float">
            <text:p>35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68"/>
        </table:table-row>
        <table:table-row table:style-name="ro1">
          <table:table-cell table:formula="of:=[.A118]+1" office:value-type="float" office:value="25" calcext:value-type="float">
            <text:p>2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2" calcext:value-type="float">
            <text:p>146.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4" calcext:value-type="float">
            <text:p>141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7.3" calcext:value-type="float">
            <text:p>127.3</text:p>
          </table:table-cell>
          <table:table-cell office:value-type="float" office:value="139.7" calcext:value-type="float">
            <text:p>13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200" calcext:value-type="float">
            <text:p>200</text:p>
          </table:table-cell>
          <table:table-cell table:number-columns-repeated="971"/>
        </table:table-row>
        <table:table-row table:style-name="ro1">
          <table:table-cell table:formula="of:=[.A119]+1" office:value-type="float" office:value="26" calcext:value-type="float">
            <text:p>2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9" calcext:value-type="float">
            <text:p>202.9</text:p>
          </table:table-cell>
          <table:table-cell table:number-columns-repeated="5"/>
          <table:table-cell office:value-type="float" office:value="182.4" calcext:value-type="float">
            <text:p>182.4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2.4" calcext:value-type="float">
            <text:p>182.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1" calcext:value-type="float">
            <text:p>19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6" calcext:value-type="float">
            <text:p>173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20]+1" office:value-type="float" office:value="27" calcext:value-type="float">
            <text:p>2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179.1" calcext:value-type="float">
            <text:p>179.1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195.4" calcext:value-type="float">
            <text:p>195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7.4" calcext:value-type="float">
            <text:p>177.4</text:p>
          </table:table-cell>
          <table:table-cell office:value-type="float" office:value="193.5" calcext:value-type="float">
            <text:p>193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6" calcext:value-type="float">
            <text:p>172.6</text:p>
          </table:table-cell>
          <table:table-cell office:value-type="float" office:value="188.2" calcext:value-type="float">
            <text:p>188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1.8" calcext:value-type="float">
            <text:p>171.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4" calcext:value-type="float">
            <text:p>187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3" calcext:value-type="float">
            <text:p>187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  <table:table-cell table:number-columns-repeated="2" office:value-type="float" office:value="225" calcext:value-type="float">
            <text:p>225</text:p>
          </table:table-cell>
          <table:table-cell table:number-columns-repeated="971"/>
        </table:table-row>
        <table:table-row table:style-name="ro1">
          <table:table-cell table:formula="of:=[.A121]+1" office:value-type="float" office:value="28" calcext:value-type="float">
            <text:p>2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3" calcext:value-type="float">
            <text:p>133.3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5" calcext:value-type="float">
            <text:p>121.5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7" calcext:value-type="float">
            <text:p>120.7</text:p>
          </table:table-cell>
          <table:table-cell office:value-type="float" office:value="132.7" calcext:value-type="float">
            <text:p>132.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4"/>
          <table:table-cell table:number-columns-repeated="2" office:value-type="float" office:value="150" calcext:value-type="float">
            <text:p>15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1.2" calcext:value-type="float">
            <text:p>181.2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table:style-name="ce70" office:value-type="float" office:value="120.3" calcext:value-type="float">
            <text:p>120.3</text:p>
          </table:table-cell>
          <table:table-cell table:style-name="ce70" office:value-type="float" office:value="126.1" calcext:value-type="float">
            <text:p>126.1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3.9" calcext:value-type="float">
            <text:p>103.9</text:p>
          </table:table-cell>
          <table:table-cell office:value-type="float" office:value="108.9" calcext:value-type="float">
            <text:p>108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60" calcext:value-type="float">
            <text:p>160</text:p>
          </table:table-cell>
          <table:table-cell table:number-columns-repeated="971"/>
        </table:table-row>
        <table:table-row table:style-name="ro1">
          <table:table-cell table:formula="of:=[.A124]+1" office:value-type="float" office:value="1" calcext:value-type="float">
            <text:p>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70" office:value-type="float" office:value="132.1" calcext:value-type="float">
            <text:p>132.1</text:p>
          </table:table-cell>
          <table:table-cell table:style-name="ce70" office:value-type="float" office:value="138.5" calcext:value-type="float">
            <text:p>138.5</text:p>
          </table:table-cell>
          <table:table-cell/>
          <table:table-cell office:value-type="float" office:value="127.4" calcext:value-type="float">
            <text:p>127.4</text:p>
          </table:table-cell>
          <table:table-cell office:value-type="float" office:value="133.6" calcext:value-type="float">
            <text:p>133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31.2" calcext:value-type="float">
            <text:p>131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4.7" calcext:value-type="float">
            <text:p>124.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60" calcext:value-type="float">
            <text:p>160</text:p>
          </table:table-cell>
          <table:table-cell table:number-columns-repeated="971"/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7" calcext:value-type="float">
            <text:p>226.7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6]+1" office:value-type="float" office:value="3" calcext:value-type="float">
            <text:p>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7]+1" office:value-type="float" office:value="4" calcext:value-type="float">
            <text:p>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28]+1" office:value-type="float" office:value="5" calcext:value-type="float">
            <text:p>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29]+1" office:value-type="float" office:value="6" calcext:value-type="float">
            <text:p>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4"/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0]+1" office:value-type="float" office:value="7" calcext:value-type="float">
            <text:p>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546" calcext:value-type="float">
            <text:p>5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3" calcext:value-type="float">
            <text:p>268.3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69" calcext:value-type="float">
            <text:p>6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79.9" calcext:value-type="float">
            <text:p>279.9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80" calcext:value-type="float">
            <text:p>280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6.1" calcext:value-type="float">
            <text:p>266.1</text:p>
          </table:table-cell>
          <table:table-cell table:style-name="ce70" office:value-type="float" office:value="278.8" calcext:value-type="float">
            <text:p>278.8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/>
          <table:table-cell table:number-columns-repeated="2"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 table:number-columns-repeated="968"/>
        </table:table-row>
        <table:table-row table:style-name="ro1">
          <table:table-cell table:formula="of:=[.A131]+1" office:value-type="float" office:value="8" calcext:value-type="float">
            <text:p>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2]+1" office:value-type="float" office:value="9" calcext:value-type="float">
            <text:p>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style-name="ce42"/>
          <table:table-cell table:number-columns-repeated="2"/>
          <table:table-cell table:style-name="ce42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967"/>
        </table:table-row>
        <table:table-row table:style-name="ro1">
          <table:table-cell table:formula="of:=[.A133]+1" office:value-type="float" office:value="10" calcext:value-type="float">
            <text:p>1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228.7" calcext:value-type="float">
            <text:p>228.7</text:p>
          </table:table-cell>
          <table:table-cell office:value-type="float" office:value="242.5" calcext:value-type="float">
            <text:p>242.5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8.6" calcext:value-type="float">
            <text:p>228.6</text:p>
          </table:table-cell>
          <table:table-cell office:value-type="float" office:value="241.8" calcext:value-type="float">
            <text:p>241.8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6.1" calcext:value-type="float">
            <text:p>226.1</text:p>
          </table:table-cell>
          <table:table-cell office:value-type="float" office:value="238.5" calcext:value-type="float">
            <text:p>238.5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0.4" calcext:value-type="float">
            <text:p>220.4</text:p>
          </table:table-cell>
          <table:table-cell office:value-type="float" office:value="231.2" calcext:value-type="float">
            <text:p>231.2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6" calcext:value-type="float">
            <text:p>218.6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967"/>
        </table:table-row>
        <table:table-row table:style-name="ro1">
          <table:table-cell table:formula="of:=[.A134]+1" office:value-type="float" office:value="11" calcext:value-type="float">
            <text:p>1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5]+1" office:value-type="float" office:value="12" calcext:value-type="float">
            <text:p>1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6]+1" office:value-type="float" office:value="13" calcext:value-type="float">
            <text:p>1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9" calcext:value-type="float">
            <text:p>226.9</text:p>
          </table:table-cell>
          <table:table-cell table:number-columns-repeated="5"/>
          <table:table-cell office:value-type="float" office:value="210.1" calcext:value-type="float">
            <text:p>210.1</text:p>
          </table:table-cell>
          <table:table-cell office:value-type="float" office:value="221.4" calcext:value-type="float">
            <text:p>221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7.2" calcext:value-type="float">
            <text:p>207.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4" calcext:value-type="float">
            <text:p>201.4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2" calcext:value-type="float">
            <text:p>201.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3" calcext:value-type="float">
            <text:p>267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8" calcext:value-type="float">
            <text:p>255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3" calcext:value-type="float">
            <text:p>237.3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5.3" calcext:value-type="float">
            <text:p>235.3</text:p>
          </table:table-cell>
          <table:table-cell office:value-type="float" office:value="248.2" calcext:value-type="float">
            <text:p>248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4" calcext:value-type="float">
            <text:p>268.4</text:p>
          </table:table-cell>
          <table:table-cell office:value-type="float" office:value="280" calcext:value-type="float">
            <text:p>280</text:p>
          </table:table-cell>
          <table:table-cell office:value-type="float" office:value="563" calcext:value-type="float">
            <text:p>563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6" calcext:value-type="float">
            <text:p>267.6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6" calcext:value-type="float">
            <text:p>255.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4" calcext:value-type="float">
            <text:p>237.4</text:p>
          </table:table-cell>
          <table:table-cell office:value-type="float" office:value="249.4" calcext:value-type="float">
            <text:p>24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3" calcext:value-type="float">
            <text:p>248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39]+1" office:value-type="float" office:value="16" calcext:value-type="float">
            <text:p>1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7" calcext:value-type="float">
            <text:p>204.7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6.9" calcext:value-type="float">
            <text:p>20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70" office:value-type="float" office:value="155.3" calcext:value-type="float">
            <text:p>155.3</text:p>
          </table:table-cell>
          <table:table-cell table:style-name="ce70" office:value-type="float" office:value="162.7" calcext:value-type="float">
            <text:p>162.7</text:p>
          </table:table-cell>
          <table:table-cell table:number-columns-repeated="2"/>
          <table:table-cell table:number-columns-repeated="2" office:value-type="float" office:value="240" calcext:value-type="float">
            <text:p>240</text:p>
          </table:table-cell>
          <table:table-cell table:style-name="ce70" office:value-type="float" office:value="155.2" calcext:value-type="float">
            <text:p>155.2</text:p>
          </table:table-cell>
          <table:table-cell table:style-name="ce70" office:value-type="float" office:value="162.5" calcext:value-type="float">
            <text:p>162.5</text:p>
          </table:table-cell>
          <table:table-cell table:number-columns-repeated="969"/>
        </table:table-row>
        <table:table-row table:style-name="ro1">
          <table:table-cell table:formula="of:=[.A140]+1" office:value-type="float" office:value="17" calcext:value-type="float">
            <text:p>1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1]+1" office:value-type="float" office:value="18" calcext:value-type="float">
            <text:p>1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43]+1" office:value-type="float" office:value="20" calcext:value-type="float">
            <text:p>2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4]+1" office:value-type="float" office:value="21" calcext:value-type="float">
            <text:p>2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number-columns-repeated="2" table:style-name="ce55" office:value-type="string" calcext:value-type="string">
            <text:p>unsupported video mode</text:p>
          </table:table-cell>
          <table:table-cell table:number-columns-repeated="971"/>
        </table:table-row>
        <table:table-row table:style-name="ro1">
          <table:table-cell table:formula="of:=[.A145]+1" office:value-type="float" office:value="22" calcext:value-type="float">
            <text:p>2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number-columns-repeated="2" table:style-name="ce55" office:value-type="string" calcext:value-type="string">
            <text:p>not enough ram for video mode</text:p>
          </table:table-cell>
          <table:table-cell table:number-columns-repeated="971"/>
        </table:table-row>
        <table:table-row table:style-name="ro1">
          <table:table-cell table:formula="of:=[.A146]+1" office:value-type="float" office:value="23" calcext:value-type="float">
            <text:p>2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3" calcext:value-type="float">
            <text:p>269.3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48]+1" office:value-type="float" office:value="25" calcext:value-type="float">
            <text:p>2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.8" calcext:value-type="float">
            <text:p>220.8</text:p>
          </table:table-cell>
          <table:table-cell office:value-type="float" office:value="231.5" calcext:value-type="float">
            <text:p>231.5</text:p>
          </table:table-cell>
          <table:table-cell table:number-columns-repeated="5"/>
          <table:table-cell office:value-type="float" office:value="213.7" calcext:value-type="float">
            <text:p>213.7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11.7" calcext:value-type="float">
            <text:p>211.7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8" calcext:value-type="float">
            <text:p>206.8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7" calcext:value-type="float">
            <text:p>206.7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201.5" calcext:value-type="float">
            <text:p>201.5</text:p>
          </table:table-cell>
          <table:table-cell office:value-type="float" office:value="211.5" calcext:value-type="float">
            <text:p>211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3" calcext:value-type="float">
            <text:p>201.3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 table:formula="of:=[.A149]+1" office:value-type="float" office:value="26" calcext:value-type="float">
            <text:p>2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50]+1" office:value-type="float" office:value="27" calcext:value-type="float">
            <text:p>2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4"/>
          <table:table-cell table:number-columns-repeated="2" office:value-type="float" office:value="280" calcext:value-type="float">
            <text:p>280</text:p>
          </table:table-cell>
          <table:table-cell table:number-columns-repeated="971"/>
        </table:table-row>
        <table:table-row table:style-name="ro1">
          <table:table-cell table:formula="of:=[.A151]+1" office:value-type="float" office:value="28" calcext:value-type="float">
            <text:p>2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8" calcext:value-type="float">
            <text:p>204.8</text:p>
          </table:table-cell>
          <table:table-cell office:value-type="float" office:value="216.5" calcext:value-type="float">
            <text:p>216.5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7" calcext:value-type="float">
            <text:p>209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.2" calcext:value-type="float">
            <text:p>207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8" calcext:value-type="float">
            <text:p>20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8" calcext:value-type="float">
            <text:p>199.8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float" office:value="240" calcext:value-type="float">
            <text:p>240</text:p>
          </table:table-cell>
          <table:table-cell table:number-columns-repeated="9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82" office:value-type="float" office:value="178.6" calcext:value-type="float">
            <text:p>178.6</text:p>
          </table:table-cell>
          <table:table-cell table:style-name="ce82" office:value-type="float" office:value="188.6" calcext:value-type="float">
            <text:p>188.6</text:p>
          </table:table-cell>
          <table:table-cell/>
          <table:table-cell table:style-name="ce71" office:value-type="float" office:value="175.9" calcext:value-type="float">
            <text:p>175.9</text:p>
          </table:table-cell>
          <table:table-cell table:style-name="ce71" office:value-type="float" office:value="185.3" calcext:value-type="float">
            <text:p>185.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173.1" calcext:value-type="float">
            <text:p>173.1</text:p>
          </table:table-cell>
          <table:table-cell table:style-name="ce71" office:value-type="float" office:value="182" calcext:value-type="float">
            <text:p>18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75.9" calcext:value-type="float">
            <text:p>175.9</text:p>
          </table:table-cell>
          <table:table-cell table:style-name="ce60" office:value-type="float" office:value="184.8" calcext:value-type="float">
            <text:p>184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7" calcext:value-type="float">
            <text:p>176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5" calcext:value-type="float">
            <text:p>167.5</text:p>
          </table:table-cell>
          <table:table-cell table:style-name="ce60" office:value-type="float" office:value="175.9" calcext:value-type="float">
            <text:p>175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1" calcext:value-type="float">
            <text:p>176.1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35.1" calcext:value-type="float">
            <text:p>135.1</text:p>
          </table:table-cell>
          <table:table-cell table:style-name="ce126" office:value-type="float" office:value="142.4" calcext:value-type="float">
            <text:p>142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4]+1" office:value-type="float" office:value="1" calcext:value-type="float">
            <text:p>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table:style-name="ce7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table:style-name="ce82" office:value-type="float" office:value="247.7" calcext:value-type="float">
            <text:p>247.7</text:p>
          </table:table-cell>
          <table:table-cell table:style-name="ce82" office:value-type="float" office:value="260" calcext:value-type="float">
            <text:p>260</text:p>
          </table:table-cell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00.9" calcext:value-type="float">
            <text:p>200.9</text:p>
          </table:table-cell>
          <table:table-cell table:style-name="ce60" office:value-type="float" office:value="213.5" calcext:value-type="float">
            <text:p>213.5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192.5" calcext:value-type="float">
            <text:p>192.5</text:p>
          </table:table-cell>
          <table:table-cell table:style-name="ce82" office:value-type="float" office:value="202.9" calcext:value-type="float">
            <text:p>202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92.5" calcext:value-type="float">
            <text:p>192.5</text:p>
          </table:table-cell>
          <table:table-cell table:style-name="ce60" office:value-type="float" office:value="203.5" calcext:value-type="float">
            <text:p>203.5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57.4" calcext:value-type="float">
            <text:p>157.4</text:p>
          </table:table-cell>
          <table:table-cell table:style-name="ce126" office:value-type="float" office:value="165.3" calcext:value-type="float">
            <text:p>165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5]+1" office:value-type="float" office:value="2" calcext:value-type="float">
            <text:p>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7]+1" office:value-type="float" office:value="4" calcext:value-type="float">
            <text:p>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58]+1" office:value-type="float" office:value="5" calcext:value-type="float">
            <text:p>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1.4" calcext:value-type="float">
            <text:p>251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table:style-name="ce71" table:number-columns-repeated="2"/>
          <table:table-cell table:style-name="ce42"/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.2" calcext:value-type="float">
            <text:p>250.2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3" calcext:value-type="float">
            <text:p>259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967"/>
        </table:table-row>
        <table:table-row table:style-name="ro1">
          <table:table-cell table:formula="of:=[.A159]+1" office:value-type="float" office:value="6" calcext:value-type="float">
            <text:p>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8" calcext:value-type="float">
            <text:p>249.8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8" calcext:value-type="float">
            <text:p>258.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0]+1" office:value-type="float" office:value="7" calcext:value-type="float">
            <text:p>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1]+1" office:value-type="float" office:value="8" calcext:value-type="float">
            <text:p>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9" calcext:value-type="float">
            <text:p>258.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2]+1" office:value-type="float" office:value="9" calcext:value-type="float">
            <text:p>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.1" calcext:value-type="float">
            <text:p>251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1.3" calcext:value-type="float">
            <text:p>251.3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8" calcext:value-type="float">
            <text:p>250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3" calcext:value-type="float">
            <text:p>250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2" calcext:value-type="float">
            <text:p>259.2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3]+1" office:value-type="float" office:value="10" calcext:value-type="float">
            <text:p>1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2" calcext:value-type="float">
            <text:p>249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2" calcext:value-type="float">
            <text:p>249.2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1" calcext:value-type="float">
            <text:p>761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1" calcext:value-type="float">
            <text:p>258.1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4]+1" office:value-type="float" office:value="11" calcext:value-type="float">
            <text:p>1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5]+1" office:value-type="float" office:value="12" calcext:value-type="float">
            <text:p>1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4" calcext:value-type="float">
            <text:p>250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9" calcext:value-type="float">
            <text:p>249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6]+1" office:value-type="float" office:value="13" calcext:value-type="float">
            <text:p>1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2" calcext:value-type="float">
            <text:p>249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" calcext:value-type="float">
            <text:p>25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7]+1" office:value-type="float" office:value="14" calcext:value-type="float">
            <text:p>1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8" calcext:value-type="float">
            <text:p>249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4" calcext:value-type="float">
            <text:p>249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3" calcext:value-type="float">
            <text:p>258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8]+1" office:value-type="float" office:value="15" calcext:value-type="float">
            <text:p>1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4" calcext:value-type="float">
            <text:p>249.4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4" calcext:value-type="float">
            <text:p>258.4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69]+1" office:value-type="float" office:value="16" calcext:value-type="float">
            <text:p>1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3" calcext:value-type="float">
            <text:p>249.3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7" office:value-type="float" office:value="255.8" calcext:value-type="float">
            <text:p>255.8</text:p>
          </table:table-cell>
          <table:table-cell table:style-name="ce127" office:value-type="float" office:value="269.1" calcext:value-type="float">
            <text:p>269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7.1" calcext:value-type="float">
            <text:p>247.1</text:p>
          </table:table-cell>
          <table:table-cell table:style-name="ce82" office:value-type="float" office:value="259.3" calcext:value-type="float">
            <text:p>259.3</text:p>
          </table:table-cell>
          <table:table-cell table:style-name="ce72"/>
          <table:table-cell/>
          <table:table-cell table:number-columns-repeated="2" office:value-type="float" office:value="260" calcext:value-type="float">
            <text:p>260</text:p>
          </table:table-cell>
          <table:table-cell table:style-name="ce82" office:value-type="float" office:value="248.7" calcext:value-type="float">
            <text:p>248.7</text:p>
          </table:table-cell>
          <table:table-cell table:style-name="ce82" office:value-type="float" office:value="260" calcext:value-type="float">
            <text:p>260</text:p>
          </table:table-cell>
          <table:table-cell table:style-name="ce72" office:value-type="float" office:value="639" calcext:value-type="float">
            <text:p>639</text:p>
          </table:table-cell>
          <table:table-cell table:number-columns-repeated="968"/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2]+1" office:value-type="float" office:value="19" calcext:value-type="float">
            <text:p>1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3]+1" office:value-type="float" office:value="20" calcext:value-type="float">
            <text:p>2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4]+1" office:value-type="float" office:value="21" calcext:value-type="float">
            <text:p>2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5]+1" office:value-type="float" office:value="22" calcext:value-type="float">
            <text:p>2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50.2" calcext:value-type="float">
            <text:p>250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4" calcext:value-type="float">
            <text:p>764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" calcext:value-type="float">
            <text:p>25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7]+1" office:value-type="float" office:value="24" calcext:value-type="float">
            <text:p>2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8]+1" office:value-type="float" office:value="25" calcext:value-type="float">
            <text:p>2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79]+1" office:value-type="float" office:value="26" calcext:value-type="float">
            <text:p>2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80]+1" office:value-type="float" office:value="27" calcext:value-type="float">
            <text:p>2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4" calcext:value-type="float">
            <text:p>249.4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2"/>
          <table:table-cell table:number-columns-repeated="2"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 table:formula="of:=[.A181]+1" office:value-type="float" office:value="28" calcext:value-type="float">
            <text:p>2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number-columns-repeated="2"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69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 table:number-columns-repeated="2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64"/>
          <table:table-cell table:style-name="Default" table:number-columns-repeated="32"/>
          <table:table-cell table:number-columns-repeated="7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01:06:10.641963441</dc:date>
    <meta:editing-duration>P10DT3H38M59S</meta:editing-duration>
    <meta:editing-cycles>27</meta:editing-cycles>
    <meta:generator>LibreOffice/7.3.7.2$Linux_X86_64 LibreOffice_project/30$Build-2</meta:generator>
    <meta:document-statistic meta:table-count="3" meta:cell-count="7657" meta:object-count="0"/>
  </office:meta>
</office:document-meta>
</file>